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Normal">
      <style:paragraph-properties fo:margin-top="0cm" fo:margin-bottom="0cm" loext:contextual-spacing="false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2" style:family="paragraph" style:parent-style-name="Normal" style:list-style-name="L11">
      <style:paragraph-properties fo:margin-top="0cm" fo:margin-bottom="0cm" loext:contextual-spacing="false" fo:text-align="justify" style:justify-single-word="false"/>
      <style:text-properties officeooo:paragraph-rsid="000b1c03"/>
    </style:style>
    <style:style style:name="P3" style:family="paragraph" style:parent-style-name="Normal" style:list-style-name="L14">
      <style:paragraph-properties fo:margin-top="0cm" fo:margin-bottom="0cm" loext:contextual-spacing="false" fo:text-align="justify" style:justify-single-word="false"/>
    </style:style>
    <style:style style:name="P4" style:family="paragraph" style:parent-style-name="Normal" style:list-style-name="L15">
      <style:paragraph-properties fo:margin-top="0cm" fo:margin-bottom="0cm" loext:contextual-spacing="false" fo:text-align="justify" style:justify-single-word="false"/>
    </style:style>
    <style:style style:name="P5" style:family="paragraph" style:parent-style-name="Normal" style:list-style-name="L15">
      <style:paragraph-properties fo:margin-top="0cm" fo:margin-bottom="0cm" loext:contextual-spacing="false" fo:text-align="justify" style:justify-single-word="false"/>
      <style:text-properties officeooo:paragraph-rsid="00085262"/>
    </style:style>
    <style:style style:name="P6" style:family="paragraph" style:parent-style-name="Normal" style:list-style-name="L16">
      <style:paragraph-properties fo:margin-top="0cm" fo:margin-bottom="0cm" loext:contextual-spacing="false" fo:text-align="justify" style:justify-single-word="false"/>
    </style:style>
    <style:style style:name="P7" style:family="paragraph" style:parent-style-name="Normal" style:list-style-name="L17">
      <style:paragraph-properties fo:margin-top="0cm" fo:margin-bottom="0cm" loext:contextual-spacing="false" fo:text-align="justify" style:justify-single-word="false"/>
    </style:style>
    <style:style style:name="P8" style:family="paragraph" style:parent-style-name="Normal" style:list-style-name="L19">
      <style:paragraph-properties fo:margin-top="0cm" fo:margin-bottom="0cm" loext:contextual-spacing="false" fo:text-align="justify" style:justify-single-word="false"/>
    </style:style>
    <style:style style:name="P9" style:family="paragraph" style:parent-style-name="Normal" style:list-style-name="L20">
      <style:paragraph-properties fo:margin-top="0cm" fo:margin-bottom="0cm" loext:contextual-spacing="false" fo:text-align="justify" style:justify-single-word="false"/>
    </style:style>
    <style:style style:name="P10" style:family="paragraph" style:parent-style-name="Normal" style:list-style-name="L21">
      <style:paragraph-properties fo:margin-top="0cm" fo:margin-bottom="0cm" loext:contextual-spacing="false" fo:text-align="justify" style:justify-single-word="false"/>
    </style:style>
    <style:style style:name="P11" style:family="paragraph" style:parent-style-name="Normal" style:list-style-name="L22">
      <style:paragraph-properties fo:margin-top="0cm" fo:margin-bottom="0cm" loext:contextual-spacing="false" fo:text-align="justify" style:justify-single-word="false"/>
    </style:style>
    <style:style style:name="P12" style:family="paragraph" style:parent-style-name="Normal" style:list-style-name="L23">
      <style:paragraph-properties fo:margin-top="0cm" fo:margin-bottom="0cm" loext:contextual-spacing="false" fo:text-align="justify" style:justify-single-word="false"/>
    </style:style>
    <style:style style:name="P13" style:family="paragraph" style:parent-style-name="Normal" style:list-style-name="L24">
      <style:paragraph-properties fo:margin-top="0cm" fo:margin-bottom="0cm" loext:contextual-spacing="false" fo:text-align="justify" style:justify-single-word="false"/>
    </style:style>
    <style:style style:name="P14" style:family="paragraph" style:parent-style-name="Normal" style:list-style-name="L25">
      <style:paragraph-properties fo:margin-top="0cm" fo:margin-bottom="0cm" loext:contextual-spacing="false" fo:text-align="justify" style:justify-single-word="false"/>
    </style:style>
    <style:style style:name="P15" style:family="paragraph" style:parent-style-name="Normal" style:list-style-name="L26">
      <style:paragraph-properties fo:margin-top="0cm" fo:margin-bottom="0cm" loext:contextual-spacing="false" fo:text-align="justify" style:justify-single-word="false"/>
    </style:style>
    <style:style style:name="P16" style:family="paragraph" style:parent-style-name="Normal" style:list-style-name="L27">
      <style:paragraph-properties fo:margin-top="0cm" fo:margin-bottom="0cm" loext:contextual-spacing="false" fo:text-align="justify" style:justify-single-word="false"/>
    </style:style>
    <style:style style:name="P17" style:family="paragraph" style:parent-style-name="Normal" style:list-style-name="L28">
      <style:paragraph-properties fo:margin-top="0cm" fo:margin-bottom="0cm" loext:contextual-spacing="false" fo:text-align="justify" style:justify-single-word="false"/>
    </style:style>
    <style:style style:name="P18" style:family="paragraph" style:parent-style-name="Normal" style:list-style-name="L17">
      <style:paragraph-properties fo:margin-top="0cm" fo:margin-bottom="0cm" loext:contextual-spacing="false" fo:text-align="justify" style:justify-single-word="false" fo:break-before="page"/>
    </style:style>
    <style:style style:name="P19" style:family="paragraph" style:parent-style-name="Normal" style:list-style-name="L22">
      <style:paragraph-properties fo:margin-top="0cm" fo:margin-bottom="0cm" loext:contextual-spacing="false" fo:text-align="justify" style:justify-single-word="false" fo:break-before="page"/>
    </style:style>
    <style:style style:name="P20" style:family="paragraph" style:parent-style-name="Normal" style:list-style-name="L24">
      <style:paragraph-properties fo:margin-top="0cm" fo:margin-bottom="0cm" loext:contextual-spacing="false" fo:text-align="justify" style:justify-single-word="false" fo:break-before="page"/>
    </style:style>
    <style:style style:name="P21" style:family="paragraph" style:parent-style-name="Normal" style:list-style-name="L27">
      <style:paragraph-properties fo:margin-top="0cm" fo:margin-bottom="0cm" loext:contextual-spacing="false" fo:text-align="justify" style:justify-single-word="false" fo:break-before="page"/>
    </style:style>
    <style:style style:name="P22" style:family="paragraph" style:parent-style-name="Normal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hyphenation-ladder-count="no-limit" fo:text-indent="2cm" style:auto-text-indent="false" style:page-number="auto" fo:background-color="transparent"/>
      <style:text-properties officeooo:paragraph-rsid="00085262" fo:hyphenate="false"/>
    </style:style>
    <style:style style:name="P23" style:family="paragraph" style:parent-style-name="Normal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hyphenation-ladder-count="no-limit" fo:text-indent="2cm" style:auto-text-indent="false" style:page-number="auto" fo:background-color="transparent"/>
      <style:text-properties style:font-name="Times New Roman" fo:font-size="12pt" style:font-size-asian="12pt" style:font-name-complex="Times New Roman" style:font-size-complex="12pt" fo:hyphenate="false"/>
    </style:style>
    <style:style style:name="P24" style:family="paragraph" style:parent-style-name="Normal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hyphenation-ladder-count="no-limit" fo:text-indent="2cm" style:auto-text-indent="false" style:page-number="auto" fo:background-color="transparent"/>
      <style:text-properties style:font-name="Times New Roman" fo:font-size="12pt" style:font-size-asian="12pt" style:font-name-complex="Times New Roman" style:font-size-complex="12pt" fo:hyphenate="false"/>
    </style:style>
    <style:style style:name="P25" style:family="paragraph" style:parent-style-name="Normal">
      <loext:graphic-properties draw:fill="none"/>
      <style:paragraph-properties fo:margin-left="0cm" fo:margin-right="0cm" fo:margin-top="0cm" fo:margin-bottom="0cm" loext:contextual-spacing="false" fo:text-align="justify" style:justify-single-word="false" fo:hyphenation-ladder-count="no-limit" fo:text-indent="2cm" style:auto-text-indent="false" fo:background-color="transparent"/>
      <style:text-properties style:font-name="Times New Roman" fo:font-size="12pt" style:font-size-asian="12pt" style:font-name-complex="Times New Roman" style:font-size-complex="12pt" fo:hyphenate="false"/>
    </style:style>
    <style:style style:name="P26" style:family="paragraph" style:parent-style-name="Normal">
      <loext:graphic-properties draw:fill="none"/>
      <style:paragraph-properties fo:margin-left="0cm" fo:margin-right="0cm" fo:margin-top="0cm" fo:margin-bottom="0cm" loext:contextual-spacing="false" fo:text-align="justify" style:justify-single-word="false" fo:hyphenation-ladder-count="no-limit" fo:text-indent="2cm" style:auto-text-indent="false" fo:background-color="transparent"/>
      <style:text-properties fo:font-size="12pt" style:font-size-asian="12pt" style:font-size-complex="12pt" fo:hyphenate="false"/>
    </style:style>
    <style:style style:name="P27" style:family="paragraph" style:parent-style-name="Normal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hyphenation-ladder-count="no-limit" fo:text-indent="2cm" style:auto-text-indent="false" style:page-number="auto" fo:background-color="transparent"/>
      <style:text-properties style:font-name="Times New Roman" fo:font-size="12pt" style:font-size-asian="12pt" style:font-name-complex="Times New Roman" style:font-size-complex="12pt" fo:hyphenate="false"/>
    </style:style>
    <style:style style:name="P28" style:family="paragraph" style:parent-style-name="Normal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hyphenation-ladder-count="no-limit" fo:text-indent="2cm" style:auto-text-indent="false" style:page-number="auto" fo:background-color="transparent"/>
      <style:text-properties style:font-name="Times New Roman" fo:font-size="12pt" style:font-size-asian="12pt" style:font-name-complex="Times New Roman" style:font-size-complex="12pt" fo:hyphenate="false"/>
    </style:style>
    <style:style style:name="P29" style:family="paragraph" style:parent-style-name="Normal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hyphenation-ladder-count="no-limit" fo:text-indent="2cm" style:auto-text-indent="false" style:page-number="auto" fo:background-color="transparent"/>
      <style:text-properties style:font-name="Times New Roman" fo:font-size="12pt" style:font-size-asian="12pt" style:font-name-complex="Times New Roman" style:font-size-complex="12pt" fo:hyphenate="false"/>
    </style:style>
    <style:style style:name="P30" style:family="paragraph" style:parent-style-name="Normal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hyphenation-ladder-count="no-limit" fo:text-indent="2cm" style:auto-text-indent="false" style:page-number="auto" fo:background-color="transparent"/>
      <style:text-properties style:font-name="Times New Roman" fo:font-size="12pt" style:font-size-asian="12pt" style:font-name-complex="Times New Roman" style:font-size-complex="12pt" fo:hyphenate="false"/>
    </style:style>
    <style:style style:name="P31" style:family="paragraph" style:parent-style-name="Normal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hyphenation-ladder-count="no-limit" fo:text-indent="2cm" style:auto-text-indent="false" style:page-number="auto" fo:background-color="transparent"/>
      <style:text-properties style:font-name="Times New Roman" fo:font-size="12pt" style:font-size-asian="12pt" style:font-name-complex="Times New Roman" style:font-size-complex="12pt" fo:hyphenate="false"/>
    </style:style>
    <style:style style:name="P32" style:family="paragraph" style:parent-style-name="Normal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hyphenation-ladder-count="no-limit" fo:text-indent="2cm" style:auto-text-indent="false" style:page-number="auto" fo:background-color="transparent"/>
      <style:text-properties style:font-name="Times New Roman" fo:font-size="12pt" style:font-size-asian="12pt" style:font-name-complex="Times New Roman" style:font-size-complex="12pt" fo:hyphenate="false"/>
    </style:style>
    <style:style style:name="P33" style:family="paragraph" style:parent-style-name="Normal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hyphenation-ladder-count="no-limit" fo:text-indent="2cm" style:auto-text-indent="false" style:page-number="auto" fo:background-color="transparent"/>
      <style:text-properties style:font-name="Times New Roman" fo:font-size="12pt" style:font-size-asian="12pt" style:font-name-complex="Times New Roman" style:font-size-complex="12pt" fo:hyphenate="false"/>
    </style:style>
    <style:style style:name="P34" style:family="paragraph" style:parent-style-name="Normal" style:master-page-name="">
      <loext:graphic-properties draw:fill="none"/>
      <style:paragraph-properties fo:margin-left="0cm" fo:margin-right="0cm" fo:margin-top="0cm" fo:margin-bottom="0cm" loext:contextual-spacing="false" fo:text-align="justify" style:justify-single-word="false" fo:hyphenation-ladder-count="no-limit" fo:text-indent="2cm" style:auto-text-indent="false" style:page-number="auto" fo:background-color="transparent"/>
      <style:text-properties style:font-name="Times New Roman" fo:font-size="12pt" style:font-size-asian="12pt" style:font-name-complex="Times New Roman" style:font-size-complex="12pt" fo:hyphenate="false"/>
    </style:style>
    <style:style style:name="P35" style:family="paragraph" style:parent-style-name="Normal">
      <loext:graphic-properties draw:fill="none"/>
      <style:paragraph-properties fo:margin-left="0cm" fo:margin-right="0cm" fo:margin-top="0cm" fo:margin-bottom="0.4cm" loext:contextual-spacing="false" fo:text-align="justify" style:justify-single-word="false" fo:hyphenation-ladder-count="no-limit" fo:text-indent="2cm" style:auto-text-indent="false" fo:background-color="transparent"/>
      <style:text-properties style:font-name="Times New Roman" fo:font-size="12pt" style:font-size-asian="12pt" style:font-name-complex="Times New Roman" style:font-size-complex="12pt" fo:hyphenate="false"/>
    </style:style>
    <style:style style:name="P36" style:family="paragraph" style:parent-style-name="Normal" style:master-page-name="MP0">
      <style:paragraph-properties fo:margin-top="0cm" fo:margin-bottom="0.3cm" loext:contextual-spacing="false" fo:text-align="center" style:justify-single-word="false" style:page-number="auto" fo:break-before="page"/>
      <style:text-properties fo:font-size="24pt" style:font-size-asian="24pt" style:font-size-complex="24pt"/>
    </style:style>
    <style:style style:name="P37" style:family="paragraph" style:parent-style-name="Normal" style:list-style-name="L14">
      <style:paragraph-properties fo:margin-top="0cm" fo:margin-bottom="0.4cm" loext:contextual-spacing="false" fo:text-align="justify" style:justify-single-word="false"/>
    </style:style>
    <style:style style:name="P38" style:family="paragraph" style:parent-style-name="Normal" style:list-style-name="L17">
      <style:paragraph-properties fo:margin-top="0cm" fo:margin-bottom="0.4cm" loext:contextual-spacing="false" fo:text-align="justify" style:justify-single-word="false"/>
    </style:style>
    <style:style style:name="P39" style:family="paragraph" style:parent-style-name="Normal" style:list-style-name="L18">
      <style:paragraph-properties fo:margin-top="0cm" fo:margin-bottom="0.4cm" loext:contextual-spacing="false" fo:text-align="justify" style:justify-single-word="false"/>
    </style:style>
    <style:style style:name="P40" style:family="paragraph" style:parent-style-name="Normal" style:list-style-name="L19">
      <style:paragraph-properties fo:margin-top="0cm" fo:margin-bottom="0.4cm" loext:contextual-spacing="false" fo:text-align="justify" style:justify-single-word="false"/>
    </style:style>
    <style:style style:name="P41" style:family="paragraph" style:parent-style-name="Normal" style:list-style-name="L11">
      <style:paragraph-properties fo:margin-top="0cm" fo:margin-bottom="0.4cm" loext:contextual-spacing="false" fo:text-align="justify" style:justify-single-word="false"/>
      <style:text-properties officeooo:paragraph-rsid="000b1c03"/>
    </style:style>
    <style:style style:name="P42" style:family="paragraph" style:parent-style-name="Normal" style:list-style-name="L20">
      <style:paragraph-properties fo:margin-top="0cm" fo:margin-bottom="0.4cm" loext:contextual-spacing="false" fo:text-align="justify" style:justify-single-word="false"/>
    </style:style>
    <style:style style:name="P43" style:family="paragraph" style:parent-style-name="Normal" style:list-style-name="L22">
      <style:paragraph-properties fo:margin-top="0cm" fo:margin-bottom="0.4cm" loext:contextual-spacing="false" fo:text-align="justify" style:justify-single-word="false"/>
    </style:style>
    <style:style style:name="P44" style:family="paragraph" style:parent-style-name="Normal" style:list-style-name="L23">
      <style:paragraph-properties fo:margin-top="0cm" fo:margin-bottom="0.4cm" loext:contextual-spacing="false" fo:text-align="justify" style:justify-single-word="false"/>
    </style:style>
    <style:style style:name="P45" style:family="paragraph" style:parent-style-name="Normal" style:list-style-name="L24">
      <style:paragraph-properties fo:margin-top="0cm" fo:margin-bottom="0.4cm" loext:contextual-spacing="false" fo:text-align="justify" style:justify-single-word="false"/>
    </style:style>
    <style:style style:name="P46" style:family="paragraph" style:parent-style-name="Normal" style:list-style-name="L25">
      <style:paragraph-properties fo:margin-top="0cm" fo:margin-bottom="0.4cm" loext:contextual-spacing="false" fo:text-align="justify" style:justify-single-word="false"/>
    </style:style>
    <style:style style:name="P47" style:family="paragraph" style:parent-style-name="Normal" style:list-style-name="L27">
      <style:paragraph-properties fo:margin-top="0cm" fo:margin-bottom="0.4cm" loext:contextual-spacing="false" fo:text-align="justify" style:justify-single-word="false"/>
    </style:style>
    <style:style style:name="P48" style:family="paragraph" style:parent-style-name="Normal" style:list-style-name="L28">
      <style:paragraph-properties fo:margin-top="0cm" fo:margin-bottom="0.4cm" loext:contextual-spacing="false" fo:text-align="justify" style:justify-single-word="false"/>
    </style:style>
    <style:style style:name="P49" style:family="paragraph" style:parent-style-name="Paragraphe_20_de_20_liste" style:list-style-name="L1">
      <style:paragraph-properties fo:margin-top="0cm" fo:margin-bottom="0cm" loext:contextual-spacing="false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50" style:family="paragraph" style:parent-style-name="Paragraphe_20_de_20_liste" style:list-style-name="L2">
      <style:paragraph-properties fo:margin-top="0cm" fo:margin-bottom="0cm" loext:contextual-spacing="false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51" style:family="paragraph" style:parent-style-name="Paragraphe_20_de_20_liste" style:list-style-name="L3">
      <style:paragraph-properties fo:margin-top="0cm" fo:margin-bottom="0cm" loext:contextual-spacing="false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52" style:family="paragraph" style:parent-style-name="Paragraphe_20_de_20_liste" style:list-style-name="L4">
      <style:paragraph-properties fo:margin-top="0cm" fo:margin-bottom="0cm" loext:contextual-spacing="false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53" style:family="paragraph" style:parent-style-name="Paragraphe_20_de_20_liste" style:list-style-name="L5">
      <style:paragraph-properties fo:margin-top="0cm" fo:margin-bottom="0cm" loext:contextual-spacing="false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54" style:family="paragraph" style:parent-style-name="Paragraphe_20_de_20_liste" style:list-style-name="L1">
      <style:paragraph-properties fo:margin-top="0cm" fo:margin-bottom="0cm" loext:contextual-spacing="false" fo:text-align="justify" style:justify-single-word="false"/>
    </style:style>
    <style:style style:name="P55" style:family="paragraph" style:parent-style-name="Paragraphe_20_de_20_liste" style:list-style-name="L1">
      <style:paragraph-properties fo:margin-top="0cm" fo:margin-bottom="0.4cm" loext:contextual-spacing="false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56" style:family="paragraph" style:parent-style-name="Paragraphe_20_de_20_liste" style:list-style-name="L2">
      <style:paragraph-properties fo:margin-top="0cm" fo:margin-bottom="0.4cm" loext:contextual-spacing="false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57" style:family="paragraph" style:parent-style-name="Paragraphe_20_de_20_liste" style:list-style-name="L3">
      <style:paragraph-properties fo:margin-top="0cm" fo:margin-bottom="0.4cm" loext:contextual-spacing="false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58" style:family="paragraph" style:parent-style-name="Paragraphe_20_de_20_liste" style:list-style-name="L4">
      <style:paragraph-properties fo:margin-top="0cm" fo:margin-bottom="0.4cm" loext:contextual-spacing="false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59" style:family="paragraph" style:parent-style-name="Paragraphe_20_de_20_liste" style:list-style-name="L5">
      <style:paragraph-properties fo:margin-top="0cm" fo:margin-bottom="0.4cm" loext:contextual-spacing="false"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60" style:family="paragraph" style:parent-style-name="Standard" style:list-style-name="L6"/>
    <style:style style:name="P61" style:family="paragraph" style:parent-style-name="Standard" style:list-style-name="L6">
      <style:text-properties style:font-name="Times New Roman" style:font-name-complex="Times New Roman"/>
    </style:style>
    <style:style style:name="P62" style:family="paragraph" style:parent-style-name="Standard" style:list-style-name="L7">
      <style:text-properties style:font-name="Times New Roman" style:font-name-complex="Times New Roman"/>
    </style:style>
    <style:style style:name="P63" style:family="paragraph" style:parent-style-name="Standard" style:list-style-name="L8">
      <style:text-properties style:font-name="Times New Roman" style:font-name-complex="Times New Roman"/>
    </style:style>
    <style:style style:name="P64" style:family="paragraph" style:parent-style-name="Standard" style:list-style-name="L9">
      <style:text-properties style:font-name="Times New Roman" style:font-name-complex="Times New Roman"/>
    </style:style>
    <style:style style:name="P65" style:family="paragraph" style:parent-style-name="Standard" style:list-style-name="L10">
      <style:text-properties style:font-name="Times New Roman" style:font-name-complex="Times New Roman"/>
    </style:style>
    <style:style style:name="P66" style:family="paragraph" style:parent-style-name="Standard" style:list-style-name="L7"/>
    <style:style style:name="P67" style:family="paragraph" style:parent-style-name="Standard" style:list-style-name="L8"/>
    <style:style style:name="P68" style:family="paragraph" style:parent-style-name="Standard" style:list-style-name="L9"/>
    <style:style style:name="P69" style:family="paragraph" style:parent-style-name="Standard" style:list-style-name="L10"/>
    <style:style style:name="P70" style:family="paragraph" style:parent-style-name="Standard" style:list-style-name="L12">
      <style:text-properties officeooo:paragraph-rsid="000b1c03"/>
    </style:style>
    <style:style style:name="P71" style:family="paragraph" style:parent-style-name="Standard" style:list-style-name="L13">
      <style:text-properties officeooo:paragraph-rsid="000b1c03"/>
    </style:style>
    <style:style style:name="P72" style:family="paragraph" style:parent-style-name="Standard" style:list-style-name="L29"/>
    <style:style style:name="P73" style:family="paragraph" style:parent-style-name="Standard" style:list-style-name="L30"/>
    <style:style style:name="P74" style:family="paragraph" style:parent-style-name="Standard" style:list-style-name="L31"/>
    <style:style style:name="P75" style:family="paragraph" style:parent-style-name="Standard" style:list-style-name="L32"/>
    <style:style style:name="P76" style:family="paragraph" style:parent-style-name="Standard" style:list-style-name="L33"/>
    <style:style style:name="P77" style:family="paragraph" style:parent-style-name="Standard" style:list-style-name="L34"/>
    <style:style style:name="P78" style:family="paragraph" style:parent-style-name="Standard" style:list-style-name="L35"/>
    <style:style style:name="P79" style:family="paragraph" style:parent-style-name="Standard" style:list-style-name="L36"/>
    <style:style style:name="P80" style:family="paragraph" style:parent-style-name="Standard" style:list-style-name="L37"/>
    <style:style style:name="P81" style:family="paragraph" style:parent-style-name="Standard" style:list-style-name="L38"/>
    <style:style style:name="P82" style:family="paragraph" style:parent-style-name="Standard" style:list-style-name="L39"/>
    <style:style style:name="P83" style:family="paragraph" style:parent-style-name="Standard" style:list-style-name="L40"/>
    <style:style style:name="P84" style:family="paragraph" style:parent-style-name="Standard" style:list-style-name="L41"/>
    <style:style style:name="P85" style:family="paragraph" style:parent-style-name="Standard" style:list-style-name="L42"/>
    <style:style style:name="P8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orphans="0" fo:widows="0" fo:hyphenation-ladder-count="no-limit" fo:text-indent="2cm" style:auto-text-indent="false" style:page-number="auto" fo:background-color="transparent" style:vertical-align="baseline"/>
      <style:text-properties style:font-name="Times New Roman" style:font-name-complex="Times New Roman" fo:hyphenate="false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hyphenation-ladder-count="no-limit" fo:text-indent="2cm" style:auto-text-indent="false" fo:background-color="transparent" style:vertical-align="baseline"/>
      <style:text-properties style:font-name="Times New Roman" style:font-name-complex="Times New Roman" fo:hyphenate="false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hyphenation-ladder-count="no-limit" fo:text-indent="2cm" style:auto-text-indent="false" fo:background-color="transparent" style:vertical-align="baseline"/>
      <style:text-properties style:font-name="Times New Roman" officeooo:paragraph-rsid="000fbfd3" style:font-name-complex="Times New Roman" fo:hyphenate="false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hyphenation-ladder-count="no-limit" fo:text-indent="2cm" style:auto-text-indent="false" fo:background-color="transparent" style:vertical-align="baseline"/>
      <style:text-properties fo:hyphenate="false"/>
    </style:style>
    <style:style style:name="P9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orphans="0" fo:widows="0" fo:hyphenation-ladder-count="no-limit" fo:text-indent="2cm" style:auto-text-indent="false" style:page-number="auto" fo:background-color="transparent" style:vertical-align="baseline"/>
      <style:text-properties style:font-name="Times New Roman" style:font-name-complex="Times New Roman" fo:hyphenate="false"/>
    </style:style>
    <style:style style:name="P9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orphans="0" fo:widows="0" fo:hyphenation-ladder-count="no-limit" fo:text-indent="2cm" style:auto-text-indent="false" style:page-number="auto" fo:background-color="transparent" style:vertical-align="baseline"/>
      <style:text-properties style:font-name="Times New Roman" style:font-name-complex="Times New Roman" fo:hyphenate="false"/>
    </style:style>
    <style:style style:name="P92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orphans="0" fo:widows="0" fo:hyphenation-ladder-count="no-limit" fo:text-indent="2cm" style:auto-text-indent="false" style:page-number="auto" fo:background-color="transparent" style:vertical-align="baseline"/>
      <style:text-properties style:font-name="Times New Roman" style:font-name-complex="Times New Roman" fo:hyphenate="false"/>
    </style:style>
    <style:style style:name="P93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orphans="0" fo:widows="0" fo:hyphenation-ladder-count="no-limit" fo:text-indent="2cm" style:auto-text-indent="false" style:page-number="auto" fo:background-color="transparent" style:vertical-align="baseline"/>
      <style:text-properties style:font-name="Times New Roman" style:font-name-complex="Times New Roman" fo:hyphenate="false"/>
    </style:style>
    <style:style style:name="P94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orphans="0" fo:widows="0" fo:hyphenation-ladder-count="no-limit" fo:text-indent="2cm" style:auto-text-indent="false" style:page-number="auto" fo:background-color="transparent" style:vertical-align="baseline">
        <style:tab-stops/>
      </style:paragraph-properties>
      <style:text-properties style:font-name="Times New Roman" style:font-name-complex="Times New Roman" fo:hyphenate="false"/>
    </style:style>
    <style:style style:name="P9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orphans="0" fo:widows="0" fo:hyphenation-ladder-count="no-limit" fo:text-indent="2cm" style:auto-text-indent="false" style:page-number="auto" fo:background-color="transparent" style:vertical-align="baseline"/>
      <style:text-properties style:font-name="Times New Roman" style:font-name-complex="Times New Roman" fo:hyphenate="false"/>
    </style:style>
    <style:style style:name="P96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orphans="0" fo:widows="0" fo:hyphenation-ladder-count="no-limit" fo:text-indent="2cm" style:auto-text-indent="false" style:page-number="auto" fo:background-color="transparent" style:vertical-align="baseline"/>
      <style:text-properties style:font-name="Times New Roman" style:font-name-complex="Times New Roman" fo:hyphenate="false"/>
    </style:style>
    <style:style style:name="P97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00%" fo:orphans="0" fo:widows="0" fo:hyphenation-ladder-count="no-limit" fo:text-indent="2cm" style:auto-text-indent="false" style:page-number="auto" fo:background-color="transparent" style:vertical-align="baseline"/>
      <style:text-properties style:font-name="Times New Roman" style:font-name-complex="Times New Roman" fo:hyphenate="false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.4cm" loext:contextual-spacing="false" fo:line-height="100%" fo:orphans="0" fo:widows="0" fo:hyphenation-ladder-count="no-limit" fo:text-indent="2cm" style:auto-text-indent="false" fo:background-color="transparent" style:vertical-align="baseline"/>
      <style:text-properties style:font-name="Times New Roman" style:font-name-complex="Times New Roman" fo:hyphenate="false"/>
    </style:style>
    <style:style style:name="P99" style:family="paragraph" style:parent-style-name="Standard" style:list-style-name="L41">
      <style:paragraph-properties fo:break-before="page"/>
      <style:text-properties officeooo:paragraph-rsid="000fbfd3"/>
    </style:style>
    <style:style style:name="P100" style:family="paragraph" style:parent-style-name="Standard" style:list-style-name="L29">
      <style:paragraph-properties fo:break-before="page"/>
    </style:style>
    <style:style style:name="P101" style:family="paragraph" style:parent-style-name="Standard" style:list-style-name="L31">
      <style:paragraph-properties fo:break-before="page"/>
    </style:style>
    <style:style style:name="P102" style:family="paragraph" style:parent-style-name="Standard" style:list-style-name="L35">
      <style:paragraph-properties fo:break-before="page"/>
    </style:style>
    <style:style style:name="P103" style:family="paragraph" style:parent-style-name="Standard" style:list-style-name="L37">
      <style:paragraph-properties fo:break-before="page"/>
    </style:style>
    <style:style style:name="P104" style:family="paragraph" style:parent-style-name="Standard" style:list-style-name="L39">
      <style:paragraph-properties fo:break-before="page"/>
    </style:style>
    <style:style style:name="P105" style:family="paragraph" style:parent-style-name="Standard" style:list-style-name="L29">
      <style:paragraph-properties fo:margin-top="0cm" fo:margin-bottom="0.4cm" loext:contextual-spacing="false"/>
    </style:style>
    <style:style style:name="P106" style:family="paragraph" style:parent-style-name="Standard" style:list-style-name="L6">
      <style:paragraph-properties fo:margin-top="0cm" fo:margin-bottom="0.4cm" loext:contextual-spacing="false"/>
      <style:text-properties style:font-name="Times New Roman" style:font-name-complex="Times New Roman"/>
    </style:style>
    <style:style style:name="P107" style:family="paragraph" style:parent-style-name="Standard" style:list-style-name="L7">
      <style:paragraph-properties fo:margin-top="0cm" fo:margin-bottom="0.4cm" loext:contextual-spacing="false"/>
      <style:text-properties style:font-name="Times New Roman" style:font-name-complex="Times New Roman"/>
    </style:style>
    <style:style style:name="P108" style:family="paragraph" style:parent-style-name="Standard" style:list-style-name="L8">
      <style:paragraph-properties fo:margin-top="0cm" fo:margin-bottom="0.4cm" loext:contextual-spacing="false"/>
      <style:text-properties style:font-name="Times New Roman" style:font-name-complex="Times New Roman"/>
    </style:style>
    <style:style style:name="P109" style:family="paragraph" style:parent-style-name="Standard" style:list-style-name="L9">
      <style:paragraph-properties fo:margin-top="0cm" fo:margin-bottom="0.4cm" loext:contextual-spacing="false"/>
      <style:text-properties style:font-name="Times New Roman" style:font-name-complex="Times New Roman"/>
    </style:style>
    <style:style style:name="P110" style:family="paragraph" style:parent-style-name="Standard" style:list-style-name="L10">
      <style:paragraph-properties fo:margin-top="0cm" fo:margin-bottom="0.4cm" loext:contextual-spacing="false"/>
      <style:text-properties style:font-name="Times New Roman" style:font-name-complex="Times New Roman"/>
    </style:style>
    <style:style style:name="P111" style:family="paragraph" style:parent-style-name="Standard" style:list-style-name="L30">
      <style:paragraph-properties fo:margin-top="0cm" fo:margin-bottom="0.4cm" loext:contextual-spacing="false"/>
    </style:style>
    <style:style style:name="P112" style:family="paragraph" style:parent-style-name="Standard" style:list-style-name="L31">
      <style:paragraph-properties fo:margin-top="0cm" fo:margin-bottom="0.4cm" loext:contextual-spacing="false"/>
    </style:style>
    <style:style style:name="P113" style:family="paragraph" style:parent-style-name="Standard" style:list-style-name="L12">
      <style:paragraph-properties fo:margin-top="0cm" fo:margin-bottom="0.4cm" loext:contextual-spacing="false"/>
      <style:text-properties officeooo:paragraph-rsid="000b1c03"/>
    </style:style>
    <style:style style:name="P114" style:family="paragraph" style:parent-style-name="Standard" style:list-style-name="L32">
      <style:paragraph-properties fo:margin-top="0cm" fo:margin-bottom="0.4cm" loext:contextual-spacing="false"/>
    </style:style>
    <style:style style:name="P115" style:family="paragraph" style:parent-style-name="Standard" style:list-style-name="L33">
      <style:paragraph-properties fo:margin-top="0cm" fo:margin-bottom="0.4cm" loext:contextual-spacing="false"/>
    </style:style>
    <style:style style:name="P116" style:family="paragraph" style:parent-style-name="Standard" style:list-style-name="L13">
      <style:paragraph-properties fo:margin-top="0cm" fo:margin-bottom="0.4cm" loext:contextual-spacing="false"/>
      <style:text-properties officeooo:paragraph-rsid="000b1c03"/>
    </style:style>
    <style:style style:name="P117" style:family="paragraph" style:parent-style-name="Standard" style:list-style-name="L34">
      <style:paragraph-properties fo:margin-top="0cm" fo:margin-bottom="0.4cm" loext:contextual-spacing="false"/>
    </style:style>
    <style:style style:name="P118" style:family="paragraph" style:parent-style-name="Standard" style:list-style-name="L35">
      <style:paragraph-properties fo:margin-top="0cm" fo:margin-bottom="0.4cm" loext:contextual-spacing="false"/>
    </style:style>
    <style:style style:name="P119" style:family="paragraph" style:parent-style-name="Standard" style:list-style-name="L36">
      <style:paragraph-properties fo:margin-top="0cm" fo:margin-bottom="0.4cm" loext:contextual-spacing="false"/>
    </style:style>
    <style:style style:name="P120" style:family="paragraph" style:parent-style-name="Standard" style:list-style-name="L37">
      <style:paragraph-properties fo:margin-top="0cm" fo:margin-bottom="0.4cm" loext:contextual-spacing="false"/>
    </style:style>
    <style:style style:name="P121" style:family="paragraph" style:parent-style-name="Standard" style:list-style-name="L38">
      <style:paragraph-properties fo:margin-top="0cm" fo:margin-bottom="0.4cm" loext:contextual-spacing="false"/>
    </style:style>
    <style:style style:name="P122" style:family="paragraph" style:parent-style-name="Standard" style:list-style-name="L39">
      <style:paragraph-properties fo:margin-top="0cm" fo:margin-bottom="0.4cm" loext:contextual-spacing="false"/>
    </style:style>
    <style:style style:name="P123" style:family="paragraph" style:parent-style-name="Standard" style:list-style-name="L40">
      <style:paragraph-properties fo:margin-top="0cm" fo:margin-bottom="0.4cm" loext:contextual-spacing="false"/>
    </style:style>
    <style:style style:name="P124" style:family="paragraph" style:parent-style-name="Standard" style:list-style-name="L41">
      <style:paragraph-properties fo:margin-top="0cm" fo:margin-bottom="0.4cm" loext:contextual-spacing="false"/>
    </style:style>
    <style:style style:name="P125" style:family="paragraph" style:parent-style-name="Standard" style:list-style-name="L42">
      <style:paragraph-properties fo:margin-top="0cm" fo:margin-bottom="0.4cm" loext:contextual-spacing="false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2" style:family="text">
      <style:text-properties style:font-name="Times New Roman" fo:font-size="12pt" style:font-size-asian="12pt" style:font-name-complex="Times New Roman" style:font-size-complex="12pt"/>
    </style:style>
    <style:style style:name="T3" style:family="text">
      <style:text-properties style:font-name="Times New Roman" fo:font-weight="bold" style:font-weight-asian="bold" style:font-name-complex="Times New Roman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officeooo:rsid="000b1c03" style:font-name-complex="Times New Roman"/>
    </style:style>
    <style:style style:name="T6" style:family="text">
      <style:text-properties style:font-name="Times New Roman" fo:font-size="15pt" fo:font-weight="bold" style:font-size-asian="15pt" style:font-weight-asian="bold" style:font-name-complex="Times New Roman" style:font-size-complex="15pt"/>
    </style:style>
    <style:style style:name="T7" style:family="text">
      <style:text-properties style:font-name="Times New Roman" fo:font-size="15pt" style:font-size-asian="15pt" style:font-name-complex="Times New Roman" style:font-size-complex="15pt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9" style:family="text">
      <style:text-properties style:font-name="Times New Roman" fo:font-size="14pt" style:font-size-asian="14pt" style:font-name-complex="Times New Roman" style:font-size-complex="14pt"/>
    </style:style>
    <style:style style:name="T10" style:family="text">
      <style:text-properties style:font-name="Times New Roman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name-complex="Times New Roman"/>
    </style:style>
    <style:style style:name="T11" style:family="text">
      <style:text-properties fo:color="#ff0000" style:font-name="Times New Roman" fo:font-size="15pt" style:font-size-asian="15pt" style:font-name-complex="Times New Roman" style:font-size-complex="15pt"/>
    </style:style>
    <style:style style:name="T12" style:family="text">
      <style:text-properties fo:color="#ff0000" style:font-name="Times New Roman" fo:font-size="14pt" style:font-size-asian="14pt" style:font-name-complex="Times New Roman" style:font-size-complex="14pt"/>
    </style:style>
    <style:style style:name="T13" style:family="text">
      <style:text-properties fo:color="#ff0000" style:font-name="Times New Roman" fo:font-size="14pt" officeooo:rsid="000b9cd4" style:font-size-asian="14pt" style:font-name-complex="Times New Roman" style:font-size-complex="14pt"/>
    </style:style>
    <text:list-style style:name="L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space-before="4.764cm" text:min-label-width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space-before="8.572cm" text:min-label-width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space-before="12.38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space-before="4.764cm" text:min-label-width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space-before="8.572cm" text:min-label-width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space-before="12.38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space-before="4.764cm" text:min-label-width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space-before="8.572cm" text:min-label-width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space-before="12.38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9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space-before="4.764cm" text:min-label-width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space-before="8.572cm" text:min-label-width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space-before="12.38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space-before="4.764cm" text:min-label-width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space-before="8.572cm" text:min-label-width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space-before="12.38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10">Description textuelle des cas d’utilisations</text:span></text:p>
      <text:list xml:id="list8301958361401482447" text:style-name="L14">
        <text:list-item>
          <text:p text:style-name="P3"><text:span text:style-name="Police_20_par_20_défaut"><text:span text:style-name="T8">Nom :</text:span></text:span><text:span text:style-name="Police_20_par_20_défaut"><text:span text:style-name="T9"> </text:span></text:span><text:span text:style-name="Police_20_par_20_défaut"><text:span text:style-name="T12">Don </text:span></text:span><text:span text:style-name="Police_20_par_20_défaut"><text:span text:style-name="T13">E</text:span></text:span><text:span text:style-name="Police_20_par_20_défaut"><text:span text:style-name="T12">ntreprise</text:span></text:span></text:p>
        </text:list-item>
        <text:list-item>
          <text:p text:style-name="P3"><text:span text:style-name="Police_20_par_20_défaut"><text:span text:style-name="T1">But :</text:span></text:span><text:span text:style-name="Police_20_par_20_défaut"><text:span text:style-name="T2"> Permet à une entreprise de faire un don et éventuellement d'être présenté en page d'accueil</text:span></text:span></text:p>
        </text:list-item>
        <text:list-item>
          <text:p text:style-name="P3"><text:span text:style-name="Police_20_par_20_défaut"><text:span text:style-name="T1">Acteur principal :</text:span></text:span><text:span text:style-name="Police_20_par_20_défaut"><text:span text:style-name="T2"> Donateur</text:span></text:span></text:p>
        </text:list-item>
        <text:list-item>
          <text:p text:style-name="P3"><text:span text:style-name="Police_20_par_20_défaut"><text:span text:style-name="T1">Précondition :</text:span></text:span><text:span text:style-name="Police_20_par_20_défaut"><text:span text:style-name="T2"> /</text:span></text:span></text:p>
        </text:list-item>
        <text:list-item>
          <text:p text:style-name="P37"><text:span text:style-name="Police_20_par_20_défaut"><text:span text:style-name="T1">Déclenchement :</text:span></text:span><text:span text:style-name="Police_20_par_20_défaut"><text:span text:style-name="T2"> L'utilisateur a choisi de faire un don au PBA Club et se rend sur la page « Donations »</text:span></text:span></text:p>
        </text:list-item>
        <text:list-item>
          <text:p text:style-name="P3"><text:span text:style-name="T1">Séquence nominale :</text:span></text:p>
        </text:list-item>
      </text:list>
      <text:list xml:id="list1239988727593717640" text:style-name="L1">
        <text:list-item>
          <text:p text:style-name="P54"><text:span text:style-name="T2">Le système affiche les champs à remplir</text:span></text:p>
        </text:list-item>
        <text:list-item>
          <text:p text:style-name="P49">L'utilisateur remplit ces champs et les valide</text:p>
        </text:list-item>
        <text:list-item>
          <text:p text:style-name="P49">Le système valide ces informations</text:p>
        </text:list-item>
        <text:list-item>
          <text:p text:style-name="P49">Le système affiche la page de paiement sécurisé</text:p>
        </text:list-item>
        <text:list-item>
          <text:p text:style-name="P49">L'utilisateur remplit les champs et valide sa saisie</text:p>
        </text:list-item>
        <text:list-item>
          <text:p text:style-name="P49">Le système valide ces informations</text:p>
        </text:list-item>
        <text:list-item>
          <text:p text:style-name="P49">Le système demande confirmation</text:p>
        </text:list-item>
        <text:list-item>
          <text:p text:style-name="P49">L'utilisateur confirme</text:p>
        </text:list-item>
        <text:list-item>
          <text:p text:style-name="P49">Le système confirme que le paiement a été effectué</text:p>
        </text:list-item>
        <text:list-item>
          <text:p text:style-name="P49">Le système ajoute l'Entreprise à la liste des donateurs</text:p>
        </text:list-item>
        <text:list-item>
          <text:p text:style-name="P49">Le système ajoute l'Entreprise à la section « Sponsors » de la page d'accueil</text:p>
        </text:list-item>
        <text:list-item>
          <text:p text:style-name="P49">L'utilisateur est redirigé vers la liste des donateurs</text:p>
        </text:list-item>
        <text:list-item>
          <text:p text:style-name="P55">Fin du cas d'utilisation</text:p>
        </text:list-item>
      </text:list>
      <text:list xml:id="list4975874313102773044" text:style-name="L15">
        <text:list-item>
          <text:p text:style-name="P4"><text:span text:style-name="Police_20_par_20_défaut"><text:span text:style-name="T1">Post-conditions :</text:span></text:span><text:span text:style-name="Police_20_par_20_défaut"><text:span text:style-name="T2"> L'utilisateur a effectué un don.</text:span></text:span></text:p>
        </text:list-item>
      </text:list>
      <text:p text:style-name="P1"/>
      <text:list xml:id="list192715064041180" text:continue-numbering="true" text:style-name="L15">
        <text:list-item>
          <text:p text:style-name="P5"><text:span text:style-name="T1">Scénarios alternatifs :</text:span></text:p>
        </text:list-item>
      </text:list>
      <text:p text:style-name="P22"><text:span text:style-name="T2">3.a [La validation des champs échoue]</text:span></text:p>
      <text:p text:style-name="P23"><text:tab/>3.a.1 Les champs invalides sont surlignés en rouge</text:p>
      <text:p text:style-name="P25"><text:tab/>3.a.2 Retour à 4</text:p>
      <text:p text:style-name="P25">6.a [La validation des champs échoue]</text:p>
      <text:p text:style-name="P25"><text:tab/>6.a.1 Les champs invalides sont surlignés en rouge</text:p>
      <text:p text:style-name="P25"><text:tab/>6.a.2 Retour à 4</text:p>
      <text:p text:style-name="P25">8.a [L'utilisateur annule sa saisie]</text:p>
      <text:p text:style-name="P25"><text:tab/>8.a.1 Retour à 4</text:p>
      <text:list xml:id="list3747601751558168038" text:style-name="L16">
        <text:list-item>
          <text:p text:style-name="P6"><text:span text:style-name="T1">Scénarios d'exception :</text:span></text:p>
        </text:list-item>
      </text:list>
      <text:p text:style-name="P23">9.a [Le paiement n'a pas été effectué]</text:p>
      <text:p text:style-name="P23"><text:tab/>9.a.1 Le système affiche <text:s/>« Le paiement a échoué » </text:p>
      <text:p text:style-name="P23"><text:tab/>9.a.2 Fin du cas d'utilisation</text:p>
      <text:list xml:id="list5827628133684530780" text:style-name="L17">
        <text:list-item>
          <text:p text:style-name="P18"><text:span text:style-name="Police_20_par_20_défaut"><text:span text:style-name="T6">Nom :</text:span></text:span><text:span text:style-name="Police_20_par_20_défaut"><text:span text:style-name="T7"> </text:span></text:span><text:span text:style-name="Police_20_par_20_défaut"><text:span text:style-name="T11">Voter pour une idée</text:span></text:span></text:p>
        </text:list-item>
        <text:list-item>
          <text:p text:style-name="P7"><text:span text:style-name="Police_20_par_20_défaut"><text:span text:style-name="T1">But :</text:span></text:span><text:span text:style-name="Police_20_par_20_défaut"><text:span text:style-name="T2"> Voter pour une idée dans la Boîte à Idées</text:span></text:span></text:p>
        </text:list-item>
        <text:list-item>
          <text:p text:style-name="P7"><text:span text:style-name="Police_20_par_20_défaut"><text:span text:style-name="T1">Acteur principal :</text:span></text:span><text:span text:style-name="Police_20_par_20_défaut"><text:span text:style-name="T2"> Utilisateur</text:span></text:span></text:p>
        </text:list-item>
        <text:list-item>
          <text:p text:style-name="P7"><text:span text:style-name="Police_20_par_20_défaut"><text:span text:style-name="T1">Précondition :</text:span></text:span><text:span text:style-name="Police_20_par_20_défaut"><text:span text:style-name="T2"> L’utilisateur doit être connecté</text:span></text:span></text:p>
        </text:list-item>
        <text:list-item>
          <text:p text:style-name="P38"><text:span text:style-name="Police_20_par_20_défaut"><text:span text:style-name="T1">Déclenchement :</text:span></text:span><text:span text:style-name="Police_20_par_20_défaut"><text:span text:style-name="T2"> L’utilisateur est sur la page de la Boîte à Idées et souhaite donner son avis (positif) sur une idée</text:span></text:span></text:p>
        </text:list-item>
        <text:list-item>
          <text:p text:style-name="P7"><text:span text:style-name="T1">Séquence nominale :</text:span></text:p>
        </text:list-item>
      </text:list>
      <text:list xml:id="list6695734279674248376" text:style-name="L2">
        <text:list-item>
          <text:p text:style-name="P50">L'utilisateur clique sur le bouton « + »</text:p>
        </text:list-item>
        <text:list-item>
          <text:p text:style-name="P50">Le système incrémente le compteur de votes de l'idée et rafraichit son affichage</text:p>
        </text:list-item>
        <text:list-item>
          <text:p text:style-name="P50">Le système grise et rend inactif le bouton « + » <text:s/>relatif à l'idée</text:p>
        </text:list-item>
        <text:list-item>
          <text:p text:style-name="P50">Le classement des idées est recalculé en fonction du nombre de votes</text:p>
        </text:list-item>
        <text:list-item>
          <text:p text:style-name="P56">Fin du cas d'utilisation</text:p>
        </text:list-item>
      </text:list>
      <text:list xml:id="list8610360034565327694" text:style-name="L18">
        <text:list-item>
          <text:p text:style-name="P39"><text:span text:style-name="Police_20_par_20_défaut"><text:span text:style-name="T1">Post-conditions :</text:span></text:span><text:span text:style-name="Police_20_par_20_défaut"><text:span text:style-name="T2"> L'utilisateur a exprimé son avis (positif) sur une idée</text:span></text:span></text:p>
          <text:p text:style-name="P39"><text:span text:style-name="Police_20_par_20_défaut"><text:span text:style-name="T2"/></text:span></text:p>
        </text:list-item>
      </text:list>
      <text:list xml:id="list2097806859390116508" text:style-name="L19">
        <text:list-item>
          <text:p text:style-name="P8"><text:span text:style-name="Police_20_par_20_défaut"><text:span text:style-name="T6">Nom :</text:span></text:span><text:span text:style-name="Police_20_par_20_défaut"><text:span text:style-name="T7"> </text:span></text:span><text:span text:style-name="Police_20_par_20_défaut"><text:span text:style-name="T11">Regarder un flux vidéo</text:span></text:span></text:p>
        </text:list-item>
        <text:list-item>
          <text:p text:style-name="P8"><text:span text:style-name="Police_20_par_20_défaut"><text:span text:style-name="T1">But :</text:span></text:span><text:span text:style-name="Police_20_par_20_défaut"><text:span text:style-name="T2"> Permet de regarder une séance en direct ou en différé à partir de l'application</text:span></text:span></text:p>
        </text:list-item>
        <text:list-item>
          <text:p text:style-name="P8"><text:span text:style-name="Police_20_par_20_défaut"><text:span text:style-name="T1">Acteur principal :</text:span></text:span><text:span text:style-name="Police_20_par_20_défaut"><text:span text:style-name="T2"> Utilisateur</text:span></text:span></text:p>
        </text:list-item>
        <text:list-item>
          <text:p text:style-name="P8"><text:span text:style-name="Police_20_par_20_défaut"><text:span text:style-name="T1">Précondition :</text:span></text:span><text:span text:style-name="Police_20_par_20_défaut"><text:span text:style-name="T2"> L'utilisateur est sur la page « Flux Vidéo » </text:span></text:span></text:p>
        </text:list-item>
        <text:list-item>
          <text:p text:style-name="P40"><text:span text:style-name="Police_20_par_20_défaut"><text:span text:style-name="T1">Déclenchement :</text:span></text:span><text:span text:style-name="Police_20_par_20_défaut"><text:span text:style-name="T2"> L'utilisateur veut regarder un flux vidéo</text:span></text:span></text:p>
        </text:list-item>
        <text:list-item>
          <text:p text:style-name="P8"><text:span text:style-name="T1">Séquence nominale :</text:span></text:p>
        </text:list-item>
      </text:list>
      <text:list xml:id="list4500215459490595391" text:style-name="L11">
        <text:list-item>
          <text:p text:style-name="P2"><text:span text:style-name="T2">Le système affiche une liste des vidéos en direct et des rediffusions</text:span></text:p>
        </text:list-item>
        <text:list-item>
          <text:p text:style-name="P2"><text:span text:style-name="T2">L'utilisateur choisit la vidéo en direct de son choix</text:span></text:p>
        </text:list-item>
        <text:list-item>
          <text:p text:style-name="P2"><text:span text:style-name="T2">Le système redirige l'utilisateur sur une page contenant la vidéo en question</text:span></text:p>
        </text:list-item>
        <text:list-item>
          <text:p text:style-name="P2"><text:span text:style-name="T2">Le système lance la lecture du flux vidéo</text:span></text:p>
        </text:list-item>
        <text:list-item>
          <text:p text:style-name="P41"><text:span text:style-name="T2">Fin du cas d'utilisation</text:span></text:p>
        </text:list-item>
      </text:list>
      <text:list xml:id="list2204023467980206878" text:style-name="L20">
        <text:list-item>
          <text:p text:style-name="P42"><text:span text:style-name="Police_20_par_20_défaut"><text:span text:style-name="T1">Post-conditions :</text:span></text:span><text:span text:style-name="Police_20_par_20_défaut"><text:span text:style-name="T2"> L'utilisateur regarde la séance en direct</text:span></text:span></text:p>
        </text:list-item>
        <text:list-item>
          <text:p text:style-name="P9"><text:span text:style-name="T1">Scénarios alternatifs :</text:span></text:p>
        </text:list-item>
      </text:list>
      <text:p text:style-name="P23">1.a [Aucun flux vidéo n'est disponible]</text:p>
      <text:p text:style-name="P25"><text:tab/>1.a.1 Le système affiche « Aucun flux vidéo disponible »</text:p>
      <text:p text:style-name="P35"><text:tab/>1.a.2 Fin du cas d'utilisation</text:p>
      <text:list xml:id="list6886976117894809544" text:style-name="L21">
        <text:list-item>
          <text:p text:style-name="P10"><text:span text:style-name="T1">Scénarios d'exception :</text:span></text:p>
        </text:list-item>
      </text:list>
      <text:p text:style-name="P23">4.a [Erreur lors de la lecture du flux vidéo]</text:p>
      <text:p text:style-name="P25"><text:tab/>4.a.1 Le système affiche « Erreur lors de la lecture du flux vidéo »</text:p>
      <text:p text:style-name="P26"><text:span text:style-name="T4"><text:tab/>4.a.2 Fin du cas d'utilisation</text:span></text:p>
      <text:list xml:id="list8718745709704448543" text:style-name="L22">
        <text:list-item>
          <text:p text:style-name="P19"><text:span text:style-name="Police_20_par_20_défaut"><text:span text:style-name="T6">Nom :</text:span></text:span><text:span text:style-name="Police_20_par_20_défaut"><text:span text:style-name="T7"> </text:span></text:span><text:span text:style-name="Police_20_par_20_défaut"><text:span text:style-name="T11">Acheter des crédits</text:span></text:span></text:p>
        </text:list-item>
        <text:list-item>
          <text:p text:style-name="P11"><text:span text:style-name="Police_20_par_20_défaut"><text:span text:style-name="T1">But:</text:span></text:span><text:span text:style-name="Police_20_par_20_défaut"><text:span text:style-name="T2"> Ce cas permet de connaître la procédure afin de pouvoir acheter des crédits</text:span></text:span></text:p>
        </text:list-item>
        <text:list-item>
          <text:p text:style-name="P11"><text:span text:style-name="Police_20_par_20_défaut"><text:span text:style-name="T1">Acteur principal :</text:span></text:span><text:span text:style-name="Police_20_par_20_défaut"><text:span text:style-name="T2"> Utilisateur</text:span></text:span></text:p>
        </text:list-item>
        <text:list-item>
          <text:p text:style-name="P11"><text:span text:style-name="Police_20_par_20_défaut"><text:span text:style-name="T1">Précondition:</text:span></text:span><text:span text:style-name="Police_20_par_20_défaut"><text:span text:style-name="T2"> L'utilisateur doit déjà être connecté</text:span></text:span></text:p>
        </text:list-item>
        <text:list-item>
          <text:p text:style-name="P43"><text:span text:style-name="Police_20_par_20_défaut"><text:span text:style-name="T1">Déclenchement:</text:span></text:span><text:span text:style-name="Police_20_par_20_défaut"><text:span text:style-name="T2"> L'utilisateur décide d'acheter des crédits</text:span></text:span></text:p>
        </text:list-item>
        <text:list-item>
          <text:p text:style-name="P11"><text:span text:style-name="T1">Séquence nominale: <text:s/></text:span></text:p>
        </text:list-item>
      </text:list>
      <text:list xml:id="list9220597750901648784" text:style-name="L3">
        <text:list-item>
          <text:p text:style-name="P51">L'utilisateur est sur le site en mode connecté</text:p>
        </text:list-item>
        <text:list-item>
          <text:p text:style-name="P51">L'utilisateur clique sur le lien d'achat de crédits</text:p>
        </text:list-item>
        <text:list-item>
          <text:p text:style-name="P51">Le système construit la page d'achat de crédits</text:p>
        </text:list-item>
        <text:list-item>
          <text:p text:style-name="P51">La page d'achat de crédits apparaît</text:p>
        </text:list-item>
        <text:list-item>
          <text:p text:style-name="P51">L'utilisateur choisit le nombre de crédits qu'il veut acheter</text:p>
        </text:list-item>
        <text:list-item>
          <text:p text:style-name="P51">L'utilisateur rentre les informations liés à sa carte de crédits</text:p>
        </text:list-item>
        <text:list-item>
          <text:p text:style-name="P51">L'utilisateur clique sur le bouton valider</text:p>
        </text:list-item>
        <text:list-item>
          <text:p text:style-name="P51">L'utilisateur a obtenu ses crédits</text:p>
        </text:list-item>
        <text:list-item>
          <text:p text:style-name="P57">Fin du cas d'utilisation</text:p>
        </text:list-item>
      </text:list>
      <text:list xml:id="list7525027844160219091" text:style-name="L23">
        <text:list-item>
          <text:p text:style-name="P44"><text:span text:style-name="Police_20_par_20_défaut"><text:span text:style-name="T1">Post-condition:</text:span></text:span><text:span text:style-name="Police_20_par_20_défaut"><text:span text:style-name="T2"> L'utilisateur a obtenu le nombre de crédits qu'il a acheté</text:span></text:span></text:p>
        </text:list-item>
        <text:list-item>
          <text:p text:style-name="P12"><text:span text:style-name="T1">Scénario alternatif:</text:span></text:p>
        </text:list-item>
      </text:list>
      <text:p text:style-name="P23">7.a [Informations de la carte de crédits erronée]</text:p>
      <text:p text:style-name="P25"><text:tab/>7.a.1 Un message apparaît indiquant que les informations de la carte de crédits sont erronés</text:p>
      <text:p text:style-name="P25"><text:tab/>7.a.2 Retour à 6</text:p>
      <text:p text:style-name="P25">7.b [Carte de crédits plus valide]</text:p>
      <text:p text:style-name="P25"><text:tab/>7.b.1 Un message apparaît indiquant que la carte de crédits n'est plus valide</text:p>
      <text:p text:style-name="P25"><text:tab/>7.b.2 Retour à 6</text:p>
      <text:p text:style-name="P25">7.c [L'utilisateur annule sa commande]</text:p>
      <text:p text:style-name="P25"><text:tab/>7.c.1 Fin du cas d'utilisation</text:p>
      <text:list xml:id="list4939382128605481719" text:style-name="L24">
        <text:list-item>
          <text:p text:style-name="P20"><text:span text:style-name="Police_20_par_20_défaut"><text:span text:style-name="T6">Nom :</text:span></text:span><text:span text:style-name="Police_20_par_20_défaut"><text:span text:style-name="T7"> </text:span></text:span><text:span text:style-name="Police_20_par_20_défaut"><text:span text:style-name="T11">Se connecter</text:span></text:span></text:p>
        </text:list-item>
        <text:list-item>
          <text:p text:style-name="P13"><text:span text:style-name="Police_20_par_20_défaut"><text:span text:style-name="T1">But:</text:span></text:span><text:span text:style-name="Police_20_par_20_défaut"><text:span text:style-name="T2"> Ce cas permet de connaître la procédure pour se connecter au site</text:span></text:span></text:p>
        </text:list-item>
        <text:list-item>
          <text:p text:style-name="P13"><text:span text:style-name="Police_20_par_20_défaut"><text:span text:style-name="T1">Acteur principal :</text:span></text:span><text:span text:style-name="Police_20_par_20_défaut"><text:span text:style-name="T2"> Utilisateur</text:span></text:span></text:p>
        </text:list-item>
        <text:list-item>
          <text:p text:style-name="P13"><text:span text:style-name="Police_20_par_20_défaut"><text:span text:style-name="T1">Précondition:</text:span></text:span><text:span text:style-name="Police_20_par_20_défaut"><text:span text:style-name="T2"> Être déjà enregistrer sur le site et ne pas être connecté</text:span></text:span></text:p>
        </text:list-item>
        <text:list-item>
          <text:p text:style-name="P45"><text:span text:style-name="Police_20_par_20_défaut"><text:span text:style-name="T1">Déclenchement:</text:span></text:span><text:span text:style-name="Police_20_par_20_défaut"><text:span text:style-name="T2"> L'utilisateur décide de se connecter</text:span></text:span></text:p>
        </text:list-item>
        <text:list-item>
          <text:p text:style-name="P13"><text:span text:style-name="T1">Séquence nominale: <text:s/></text:span></text:p>
        </text:list-item>
      </text:list>
      <text:list xml:id="list8700203156184303977" text:style-name="L4">
        <text:list-item>
          <text:p text:style-name="P52">L'utilisateur est sur le site en mode déconnecté</text:p>
        </text:list-item>
        <text:list-item>
          <text:p text:style-name="P52">L'utilisateur clique sur le bouton de connexion</text:p>
        </text:list-item>
        <text:list-item>
          <text:p text:style-name="P52">Construction de la page de connexion par le système</text:p>
        </text:list-item>
        <text:list-item>
          <text:p text:style-name="P52">La page de connexion apparaît</text:p>
        </text:list-item>
        <text:list-item>
          <text:p text:style-name="P52">L'utilisateur rentre son mot de passe et son login</text:p>
        </text:list-item>
        <text:list-item>
          <text:p text:style-name="P52">L'utilisateur clique sur le bouton pour valider</text:p>
        </text:list-item>
        <text:list-item>
          <text:p text:style-name="P52">Le système reconnaît l'utilisateur et le connecte</text:p>
        </text:list-item>
        <text:list-item>
          <text:p text:style-name="P58">Fin du cas d'utilisation</text:p>
        </text:list-item>
      </text:list>
      <text:list xml:id="list5432015772627714437" text:style-name="L25">
        <text:list-item>
          <text:p text:style-name="P46"><text:span text:style-name="Police_20_par_20_défaut"><text:span text:style-name="T1">Post-condition:</text:span></text:span><text:span text:style-name="Police_20_par_20_défaut"><text:span text:style-name="T2"> L'utilisateur est connecté</text:span></text:span></text:p>
        </text:list-item>
        <text:list-item>
          <text:p text:style-name="P14"><text:span text:style-name="T1">Scénario alternatif:</text:span></text:p>
        </text:list-item>
      </text:list>
      <text:p text:style-name="P23">6.a [L'utilisateur annule sa connexion]</text:p>
      <text:p text:style-name="P25"><text:tab/>6.a.1 Fin du cas d'utilisation <text:s text:c="7"/></text:p>
      <text:p text:style-name="P25">6.b [Mauvais login]</text:p>
      <text:p text:style-name="P25"><text:tab/>6.b.1 Un message apparaît indiquant que le login n'existe pas</text:p>
      <text:p text:style-name="P25"><text:tab/>6.b.2 Retour à 5</text:p>
      <text:p text:style-name="P25">6.c [Mauvais mot de passe]</text:p>
      <text:p text:style-name="P25"><text:tab/>6.c.1 Un message apparaît indiquant que le mot de passe n'est pas bon</text:p>
      <text:p text:style-name="P35"><text:tab/>6.c.2 Retour à 5</text:p>
      <text:list xml:id="list1597983925994435799" text:style-name="L26">
        <text:list-item>
          <text:p text:style-name="P15"><text:span text:style-name="T1">Scénario d'exception:</text:span></text:p>
        </text:list-item>
      </text:list>
      <text:p text:style-name="P23">6.a [Trois fois un mauvais mot de passe]</text:p>
      <text:p text:style-name="P25"><text:tab/>6.a.1 Le système construit la page pour réinitialiser un mot de passe</text:p>
      <text:p text:style-name="P25"><text:tab/>6.a.2 La page de réinitialisation de mot de passe apparaît</text:p>
      <text:p text:style-name="P25"><text:tab/>6.a.3 Fin du cas d'utilisation</text:p>
      <text:list xml:id="list6743526006907222195" text:style-name="L27">
        <text:list-item>
          <text:p text:style-name="P21"><text:span text:style-name="Police_20_par_20_défaut"><text:span text:style-name="T6">Nom :</text:span></text:span><text:span text:style-name="Police_20_par_20_défaut"><text:span text:style-name="T7"> </text:span></text:span><text:span text:style-name="Police_20_par_20_défaut"><text:span text:style-name="T11">S'inscrire</text:span></text:span></text:p>
        </text:list-item>
        <text:list-item>
          <text:p text:style-name="P16"><text:span text:style-name="Police_20_par_20_défaut"><text:span text:style-name="T1">But:</text:span></text:span><text:span text:style-name="Police_20_par_20_défaut"><text:span text:style-name="T2"> Ce cas permet de savoir comment doit faire un utilisateur pour s'inscrire</text:span></text:span></text:p>
        </text:list-item>
        <text:list-item>
          <text:p text:style-name="P16"><text:span text:style-name="Police_20_par_20_défaut"><text:span text:style-name="T1">Acteur principal :</text:span></text:span><text:span text:style-name="Police_20_par_20_défaut"><text:span text:style-name="T2"> Utilisateur</text:span></text:span></text:p>
        </text:list-item>
        <text:list-item>
          <text:p text:style-name="P16"><text:span text:style-name="Police_20_par_20_défaut"><text:span text:style-name="T1">Précondition:</text:span></text:span><text:span text:style-name="Police_20_par_20_défaut"><text:span text:style-name="T2"> L'utilisateur doit être en mode déconnecté</text:span></text:span></text:p>
        </text:list-item>
        <text:list-item>
          <text:p text:style-name="P47"><text:span text:style-name="Police_20_par_20_défaut"><text:span text:style-name="T1">Déclenchement:</text:span></text:span><text:span text:style-name="Police_20_par_20_défaut"><text:span text:style-name="T2"> L'utilisateur décide de s'inscrire</text:span></text:span></text:p>
        </text:list-item>
        <text:list-item>
          <text:p text:style-name="P16"><text:span text:style-name="T1">Séquence nominale: <text:s/></text:span></text:p>
        </text:list-item>
      </text:list>
      <text:list xml:id="list4753131867903688078" text:style-name="L5">
        <text:list-item>
          <text:p text:style-name="P53">L'utilisateur est sur le site en mode connecté</text:p>
        </text:list-item>
        <text:list-item>
          <text:p text:style-name="P53">L'utilisateur clique sur le bouton d'inscription</text:p>
        </text:list-item>
        <text:list-item>
          <text:p text:style-name="P53">Le système construit la page d'inscription</text:p>
        </text:list-item>
        <text:list-item>
          <text:p text:style-name="P53">La page d'inscription apparait</text:p>
        </text:list-item>
        <text:list-item>
          <text:p text:style-name="P53">L'utilisateur renseigne les champs obligatoires et valides l'inscription</text:p>
        </text:list-item>
        <text:list-item>
          <text:p text:style-name="P53">Le système vérifie la validité des champs</text:p>
        </text:list-item>
        <text:list-item>
          <text:p text:style-name="P53">Le système crée le nouvel utilisateur et le connecte</text:p>
        </text:list-item>
        <text:list-item>
          <text:p text:style-name="P59">Fin du cas d'utilisation</text:p>
        </text:list-item>
      </text:list>
      <text:list xml:id="list7320823312501020076" text:style-name="L28">
        <text:list-item>
          <text:p text:style-name="P48"><text:span text:style-name="Police_20_par_20_défaut"><text:span text:style-name="T1">Post-condition:</text:span></text:span><text:span text:style-name="Police_20_par_20_défaut"><text:span text:style-name="T2"> L'utilisateur a son compte de créé</text:span></text:span></text:p>
        </text:list-item>
        <text:list-item>
          <text:p text:style-name="P17"><text:span text:style-name="T1">Scénario alternatif:</text:span></text:p>
        </text:list-item>
      </text:list>
      <text:p text:style-name="P23">6.a [Les champs sont corrects et l'utilisateur a renseigné un parrain]</text:p>
      <text:p text:style-name="P25"><text:tab/>6.a.1 Un mail est envoyé au parrain en question</text:p>
      <text:p text:style-name="P25"><text:tab/>6.a.2 Avance en 7</text:p>
      <text:p text:style-name="P25">6.b [Login existe déjà]</text:p>
      <text:p text:style-name="P25"><text:tab/>6.b.1 Un message apparaît indiquant que le login saisi existe déjà</text:p>
      <text:p text:style-name="P25"><text:tab/>6.b.2 Retour à 5</text:p>
      <text:p text:style-name="P25">6.c [Champ(s) invalide(s)]</text:p>
      <text:p text:style-name="P25"><text:tab/>6.c.1 Les champs invalides sont surlignés en rouge avec un message si une explication est nécessaire</text:p>
      <text:p text:style-name="P26"><text:span text:style-name="T4"><text:tab/> 6.c.2 Retour à 5</text:span></text:p>
      <text:list xml:id="list7518062126709640691" text:style-name="L29">
        <text:list-item>
          <text:p text:style-name="P100"><text:span text:style-name="Police_20_par_20_défaut"><text:span text:style-name="T6">Nom :</text:span></text:span><text:span text:style-name="Police_20_par_20_défaut"><text:span text:style-name="T7"> </text:span></text:span><text:span text:style-name="Police_20_par_20_défaut"><text:span text:style-name="T11">Valider une idée</text:span></text:span></text:p>
        </text:list-item>
        <text:list-item>
          <text:p text:style-name="P72"><text:span text:style-name="Police_20_par_20_défaut"><text:span text:style-name="T3">But :</text:span></text:span><text:span text:style-name="Police_20_par_20_défaut"><text:span text:style-name="T4"> Il permet de valider une idée proposée précédemment par un utilisateur.</text:span></text:span></text:p>
        </text:list-item>
        <text:list-item>
          <text:p text:style-name="P72"><text:span text:style-name="Police_20_par_20_défaut"><text:span text:style-name="T3">Acteur principal :</text:span></text:span><text:span text:style-name="Police_20_par_20_défaut"><text:span text:style-name="T4"> gestionnaire d'idées</text:span></text:span></text:p>
        </text:list-item>
        <text:list-item>
          <text:p text:style-name="P72"><text:span text:style-name="Police_20_par_20_défaut"><text:span text:style-name="T3">Préconditions :</text:span></text:span><text:span text:style-name="Police_20_par_20_défaut"><text:span text:style-name="T4"> L'idée est dans la boîte à idée et le gestionnaire d'idée est sur la page</text:span></text:span></text:p>
        </text:list-item>
        <text:list-item>
          <text:p text:style-name="P105"><text:span text:style-name="Police_20_par_20_défaut"><text:span text:style-name="T3">Déclenchement :</text:span></text:span><text:span text:style-name="Police_20_par_20_défaut"><text:span text:style-name="T4"> Le cas commence quand le gestionnaire d'idée décide de valider une idée concernant cette idée.</text:span></text:span></text:p>
        </text:list-item>
        <text:list-item>
          <text:p text:style-name="P72"><text:span text:style-name="T3">Scénario nominal :</text:span></text:p>
        </text:list-item>
      </text:list>
      <text:list xml:id="list6087141815409106478" text:style-name="L6">
        <text:list-item>
          <text:p text:style-name="P60"><text:span text:style-name="T4">Le gestionnaire d'idée clique sur le bouton « valider cette idée »</text:span></text:p>
        </text:list-item>
        <text:list-item>
          <text:p text:style-name="P61">Le système demande une confirmation</text:p>
        </text:list-item>
        <text:list-item>
          <text:p text:style-name="P61">Le gestionnaire d'idée clique sur le bouton « confirmer »</text:p>
        </text:list-item>
        <text:list-item>
          <text:p text:style-name="P61">Le système déplace l'idée de la boîte à idée vers les idées validées</text:p>
        </text:list-item>
        <text:list-item>
          <text:p text:style-name="P61">Le système indique au gestionnaire d'idée que l'idée a bien été validée</text:p>
        </text:list-item>
        <text:list-item>
          <text:p text:style-name="P61">Le système affiche les idées validées</text:p>
        </text:list-item>
        <text:list-item>
          <text:p text:style-name="P106">fin du cas d'utilisation</text:p>
        </text:list-item>
      </text:list>
      <text:list xml:id="list7330587104381502180" text:style-name="L30">
        <text:list-item>
          <text:p text:style-name="P111"><text:span text:style-name="Police_20_par_20_défaut"><text:span text:style-name="T3">Post-condition :</text:span></text:span><text:span text:style-name="Police_20_par_20_défaut"><text:span text:style-name="T4"> L'idée est classée dans les idées validées</text:span></text:span></text:p>
        </text:list-item>
        <text:list-item>
          <text:p text:style-name="P73"><text:span text:style-name="T3">Scénario alternatif :</text:span></text:p>
        </text:list-item>
      </text:list>
      <text:p text:style-name="P86">3.a [Le client décide de ne pas valider l'idée]</text:p>
      <text:p text:style-name="P87"><text:tab/>3.a.1 Le client clique sur le bouton « retour »</text:p>
      <text:p text:style-name="P87"><text:tab/>3.a.2 le système retourne dans la boîte à idée.</text:p>
      <text:p text:style-name="P87"><text:tab/>3.a.3. Fin du cas d'utilisation</text:p>
      <text:list xml:id="list8465957487797044177" text:style-name="L31">
        <text:list-item>
          <text:p text:style-name="P101"><text:span text:style-name="Police_20_par_20_défaut"><text:span text:style-name="T6">Nom :</text:span></text:span><text:span text:style-name="Police_20_par_20_défaut"><text:span text:style-name="T7"> </text:span></text:span><text:span text:style-name="Police_20_par_20_défaut"><text:span text:style-name="T11">Supprimer une idée</text:span></text:span></text:p>
        </text:list-item>
        <text:list-item>
          <text:p text:style-name="P74"><text:span text:style-name="Police_20_par_20_défaut"><text:span text:style-name="T3">But :</text:span></text:span><text:span text:style-name="Police_20_par_20_défaut"><text:span text:style-name="T4"> Il permet de supprimer une idée proposée par un utilisateur</text:span></text:span></text:p>
        </text:list-item>
        <text:list-item>
          <text:p text:style-name="P74"><text:span text:style-name="Police_20_par_20_défaut"><text:span text:style-name="T3">Acteur principal :</text:span></text:span><text:span text:style-name="Police_20_par_20_défaut"><text:span text:style-name="T4"> Gestionnaire d'idée</text:span></text:span></text:p>
        </text:list-item>
        <text:list-item>
          <text:p text:style-name="P74"><text:span text:style-name="Police_20_par_20_défaut"><text:span text:style-name="T3">Préconditions :</text:span></text:span><text:span text:style-name="Police_20_par_20_défaut"><text:span text:style-name="T4"> L'idée est dans la boîte à idée et le gestionnaire d'idée est sur la page concernant cette idée.</text:span></text:span></text:p>
        </text:list-item>
        <text:list-item>
          <text:p text:style-name="P112"><text:span text:style-name="Police_20_par_20_défaut"><text:span text:style-name="T3">Déclenchement :</text:span></text:span><text:span text:style-name="Police_20_par_20_défaut"><text:span text:style-name="T4"> Le cas commence quand le gestionnaire d'idée décide de supprimer une idée</text:span></text:span></text:p>
        </text:list-item>
        <text:list-item>
          <text:p text:style-name="P74"><text:span text:style-name="T3">Scénario nominal :</text:span></text:p>
        </text:list-item>
      </text:list>
      <text:list xml:id="list18321134153212025" text:style-name="L12">
        <text:list-item>
          <text:p text:style-name="P70"><text:span text:style-name="T4">Le gestionnaire d'idée clique sur le bouton «supprimer cette idée »</text:span></text:p>
        </text:list-item>
        <text:list-item>
          <text:p text:style-name="P70"><text:span text:style-name="T4">Le système demande une confirmation</text:span></text:p>
        </text:list-item>
        <text:list-item>
          <text:p text:style-name="P70"><text:span text:style-name="T4">Le gestionnaire d'idée clique sur le bouton « confirmer »</text:span></text:p>
        </text:list-item>
        <text:list-item>
          <text:p text:style-name="P70"><text:span text:style-name="T4">Le système déplace l'idée de la boîte à idée vers les idées refusées</text:span></text:p>
        </text:list-item>
        <text:list-item>
          <text:p text:style-name="P70"><text:span text:style-name="T4">Le système indique au gestionnaire d'idée que l'idée a bien été refusée</text:span></text:p>
        </text:list-item>
        <text:list-item>
          <text:p text:style-name="P70"><text:span text:style-name="T4">Le système affiche les idées refusées</text:span></text:p>
        </text:list-item>
        <text:list-item>
          <text:p text:style-name="P113"><text:span text:style-name="T5">F</text:span><text:span text:style-name="T4">in du cas d'utilisation</text:span></text:p>
        </text:list-item>
      </text:list>
      <text:list xml:id="list7643359655271177570" text:style-name="L32">
        <text:list-item>
          <text:p text:style-name="P114"><text:span text:style-name="Police_20_par_20_défaut"><text:span text:style-name="T3">Post-conditions :</text:span></text:span><text:span text:style-name="Police_20_par_20_défaut"><text:span text:style-name="T4"> L’idée est rangée avec les idées supprimées</text:span></text:span></text:p>
        </text:list-item>
        <text:list-item>
          <text:p text:style-name="P75"><text:span text:style-name="T3">Scénario alternatif :</text:span></text:p>
        </text:list-item>
      </text:list>
      <text:p text:style-name="P86">3.a [Le client décide de ne pas refuser l'idée]</text:p>
      <text:p text:style-name="P87"><text:tab/>3.a.1 Le client clique sur le bouton « retour »</text:p>
      <text:p text:style-name="P87"><text:tab/>3.a.2 le système retourne dans la boîte à idée.</text:p>
      <text:p text:style-name="P98"><text:tab/>3.a.3 fin du cas d'utilisation</text:p>
      <text:p text:style-name="P98"/>
      <text:list xml:id="list4298138092414164624" text:style-name="L33">
        <text:list-item>
          <text:p text:style-name="P76"><text:span text:style-name="Police_20_par_20_défaut"><text:span text:style-name="T6">Nom :</text:span></text:span><text:span text:style-name="Police_20_par_20_défaut"><text:span text:style-name="T7"> </text:span></text:span><text:span text:style-name="Police_20_par_20_défaut"><text:span text:style-name="T11">Consulter ses scores</text:span></text:span></text:p>
        </text:list-item>
        <text:list-item>
          <text:p text:style-name="P76"><text:span text:style-name="Police_20_par_20_défaut"><text:span text:style-name="T3">But :</text:span></text:span><text:span text:style-name="Police_20_par_20_défaut"><text:span text:style-name="T4"> Ce cas permet de consulter ses scores personnels.</text:span></text:span></text:p>
        </text:list-item>
        <text:list-item>
          <text:p text:style-name="P76"><text:span text:style-name="Police_20_par_20_défaut"><text:span text:style-name="T3">Acteur principal :</text:span></text:span><text:span text:style-name="Police_20_par_20_défaut"><text:span text:style-name="T4"> Client du club de Paintball</text:span></text:span></text:p>
        </text:list-item>
        <text:list-item>
          <text:p text:style-name="P76"><text:span text:style-name="Police_20_par_20_défaut"><text:span text:style-name="T3">Préconditions :</text:span></text:span><text:span text:style-name="Police_20_par_20_défaut"><text:span text:style-name="T4"> Le client doit être connecté</text:span></text:span></text:p>
        </text:list-item>
        <text:list-item>
          <text:p text:style-name="P115"><text:span text:style-name="Police_20_par_20_défaut"><text:span text:style-name="T3">Déclenchement :</text:span></text:span><text:span text:style-name="Police_20_par_20_défaut"><text:span text:style-name="T4"> Le cas commence quand le client veut consulter ses scores</text:span></text:span></text:p>
        </text:list-item>
        <text:list-item>
          <text:p text:style-name="P76"><text:span text:style-name="T3">Scénario nominal :</text:span></text:p>
        </text:list-item>
      </text:list>
      <text:list xml:id="list6276663904423950251" text:style-name="L13">
        <text:list-item>
          <text:p text:style-name="P71"><text:span text:style-name="T4">Le client va dans la rubrique « mes scores »</text:span></text:p>
        </text:list-item>
        <text:list-item>
          <text:p text:style-name="P71"><text:span text:style-name="T4">Le système construit la liste des scores du client</text:span></text:p>
        </text:list-item>
        <text:list-item>
          <text:p text:style-name="P71"><text:span text:style-name="T4">Le système affiche la liste des scores du client (sous la forme date | score)</text:span></text:p>
        </text:list-item>
        <text:list-item>
          <text:p text:style-name="P116"><text:span text:style-name="T4">Fin du cas d'utilisation</text:span></text:p>
        </text:list-item>
      </text:list>
      <text:list xml:id="list5533823623185483300" text:style-name="L34">
        <text:list-item>
          <text:p text:style-name="P117"><text:span text:style-name="Police_20_par_20_défaut"><text:span text:style-name="T3">Post-conditions :</text:span></text:span><text:span text:style-name="Police_20_par_20_défaut"><text:span text:style-name="T4"> Le client consulte la liste de ses scores</text:span></text:span></text:p>
        </text:list-item>
        <text:list-item>
          <text:p text:style-name="P77"><text:span text:style-name="T3">Scénario alternatif :</text:span></text:p>
        </text:list-item>
      </text:list>
      <text:p text:style-name="P86">2.a [La liste des scores du client est vide]</text:p>
      <text:p text:style-name="P87"><text:tab/>2.a.1 Le système indique au client que sa liste de scores est vide</text:p>
      <text:p text:style-name="P87"><text:tab/>2.a.2 fin du cas d'utilisation</text:p>
      <text:list xml:id="list7979541436378501425" text:style-name="L35">
        <text:list-item>
          <text:p text:style-name="P102"><text:span text:style-name="Police_20_par_20_défaut"><text:span text:style-name="T6">Nom :</text:span></text:span><text:span text:style-name="Police_20_par_20_défaut"><text:span text:style-name="T7"> </text:span></text:span><text:span text:style-name="Police_20_par_20_défaut"><text:span text:style-name="T11">S'inscrire à une séance</text:span></text:span></text:p>
        </text:list-item>
        <text:list-item>
          <text:p text:style-name="P78"><text:span text:style-name="Police_20_par_20_défaut"><text:span text:style-name="T3">But :</text:span></text:span><text:span text:style-name="Police_20_par_20_défaut"><text:span text:style-name="T4"> Ce cas permet d'indiquer sa participation à une séance</text:span></text:span></text:p>
        </text:list-item>
        <text:list-item>
          <text:p text:style-name="P78"><text:span text:style-name="Police_20_par_20_défaut"><text:span text:style-name="T3">Acteur principal :</text:span></text:span><text:span text:style-name="Police_20_par_20_défaut"><text:span text:style-name="T4"> Client du club de Paintball</text:span></text:span></text:p>
        </text:list-item>
        <text:list-item>
          <text:p text:style-name="P78"><text:span text:style-name="Police_20_par_20_défaut"><text:span text:style-name="T3">Préconditions :</text:span></text:span><text:span text:style-name="Police_20_par_20_défaut"><text:span text:style-name="T4"> Le client doit être connecté</text:span></text:span></text:p>
        </text:list-item>
        <text:list-item>
          <text:p text:style-name="P118"><text:span text:style-name="Police_20_par_20_défaut"><text:span text:style-name="T3">Déclenchement :</text:span></text:span><text:span text:style-name="Police_20_par_20_défaut"><text:span text:style-name="T4"> Le cas commence quand le client veut s'inscrire à une séance</text:span></text:span></text:p>
        </text:list-item>
        <text:list-item>
          <text:p text:style-name="P78"><text:span text:style-name="T3">Scénario nominal :</text:span></text:p>
        </text:list-item>
      </text:list>
      <text:list xml:id="list1993717202070893814" text:style-name="L7">
        <text:list-item>
          <text:p text:style-name="P66"><text:span text:style-name="T4">Le client sélectionne une date sur le planning</text:span></text:p>
        </text:list-item>
        <text:list-item>
          <text:p text:style-name="P62">Le système construit la liste des séances du jour sélectionné</text:p>
        </text:list-item>
        <text:list-item>
          <text:p text:style-name="P62">Le système affiche la liste des séances du jour sélectionné</text:p>
        </text:list-item>
        <text:list-item>
          <text:p text:style-name="P62">Le client sélectionne la séance qu'il souhaite et clique sur le bouton « s'inscrire »</text:p>
        </text:list-item>
        <text:list-item>
          <text:p text:style-name="P62">Le système demande une confirmation</text:p>
        </text:list-item>
        <text:list-item>
          <text:p text:style-name="P62">Le client clique sur le bouton « confirmer »</text:p>
        </text:list-item>
        <text:list-item>
          <text:p text:style-name="P62">Le système vérifie qu'il reste de la place dans la séance</text:p>
        </text:list-item>
        <text:list-item>
          <text:p text:style-name="P62">Le système vérifie que le client a assez de crédit pour s 'inscrire</text:p>
        </text:list-item>
        <text:list-item>
          <text:p text:style-name="P62">Le système ajoute le client dans les participants de la séance</text:p>
        </text:list-item>
        <text:list-item>
          <text:p text:style-name="P62">Le système débite le compte du client de 10 crédits</text:p>
        </text:list-item>
        <text:list-item>
          <text:p text:style-name="P62">Le système indique au client qu'il est inscrit à la séance</text:p>
        </text:list-item>
        <text:list-item>
          <text:p text:style-name="P107">fin du cas d'utilisation</text:p>
        </text:list-item>
      </text:list>
      <text:list xml:id="list7740328009523895970" text:style-name="L36">
        <text:list-item>
          <text:p text:style-name="P119"><text:span text:style-name="Police_20_par_20_défaut"><text:span text:style-name="T3">Post-conditions :</text:span></text:span><text:span text:style-name="Police_20_par_20_défaut"><text:span text:style-name="T4"> Le client est inscrit à une séance</text:span></text:span></text:p>
        </text:list-item>
        <text:list-item>
          <text:p text:style-name="P79"><text:span text:style-name="T3">Scénario alternatif :</text:span></text:p>
        </text:list-item>
      </text:list>
      <text:p text:style-name="P86">2.a [La liste des séances du jour sélectionné est vide]</text:p>
      <text:p text:style-name="P87"><text:tab/>2.a.1 Le système indique au client que sa liste des séances est vide</text:p>
      <text:p text:style-name="P87"><text:tab/>2.a.2 fin du cas d'utilisation</text:p>
      <text:p text:style-name="P87">6.a [Le client décide de ne pas s'inscrire à la séance]</text:p>
      <text:p text:style-name="P87"><text:tab/>6.a.1 Le client clique sur le bouton « retour »</text:p>
      <text:p text:style-name="P87"><text:tab/>6.a.2 le système retourne sur le planning.</text:p>
      <text:p text:style-name="P87"><text:tab/>6.a.3 fin du cas d'utilisation</text:p>
      <text:p text:style-name="P87">7.a [Il n'y a plus de place dans la séance choisit]</text:p>
      <text:p text:style-name="P87"><text:tab/>7.a.1 Le système indique au client que la séance est pleine</text:p>
      <text:p text:style-name="P87"><text:tab/>7.a.2 fin du cas d'utilisation</text:p>
      <text:p text:style-name="P87">8.a [Le client n'a pas assez de crédit pour s'inscrire à une séance]</text:p>
      <text:p text:style-name="P87"><text:tab/>8.a.1 Le système indique au client qu'il n'a pas assez de crédit</text:p>
      <text:p text:style-name="P87"><text:tab/>8.a.2 Le système redirige le client vers l'achat de crédit</text:p>
      <text:p text:style-name="P89"><text:span text:style-name="T4"><text:tab/>8.a.3 Fin du cas d'utilisation</text:span></text:p>
      <text:list xml:id="list4285242597763807558" text:style-name="L37">
        <text:list-item>
          <text:p text:style-name="P103"><text:span text:style-name="Police_20_par_20_défaut"><text:span text:style-name="T6">Nom :</text:span></text:span><text:span text:style-name="Police_20_par_20_défaut"><text:span text:style-name="T7"> </text:span></text:span><text:span text:style-name="Police_20_par_20_défaut"><text:span text:style-name="T11">Transmettre une vidéo en live</text:span></text:span></text:p>
        </text:list-item>
        <text:list-item>
          <text:p text:style-name="P80"><text:span text:style-name="Police_20_par_20_défaut"><text:span text:style-name="T3">But :</text:span></text:span><text:span text:style-name="Police_20_par_20_défaut"><text:span text:style-name="T4"> émettre un flux vidéo en live via l'application</text:span></text:span></text:p>
        </text:list-item>
        <text:list-item>
          <text:p text:style-name="P80"><text:span text:style-name="Police_20_par_20_défaut"><text:span text:style-name="T3">Acteur principal :</text:span></text:span><text:span text:style-name="Police_20_par_20_défaut"><text:span text:style-name="T4"> Chargé de séance</text:span></text:span></text:p>
        </text:list-item>
        <text:list-item>
          <text:p text:style-name="P80"><text:span text:style-name="Police_20_par_20_défaut"><text:span text:style-name="T3">Précondition :</text:span></text:span><text:span text:style-name="Police_20_par_20_défaut"><text:span text:style-name="T4"> Le chargé de séance est connecté à sa session, et dirige une séance à cette heure précise</text:span></text:span></text:p>
        </text:list-item>
        <text:list-item>
          <text:p text:style-name="P120"><text:span text:style-name="Police_20_par_20_défaut"><text:span text:style-name="T3">Déclenchement :</text:span></text:span><text:span text:style-name="Police_20_par_20_défaut"><text:span text:style-name="T4"> Le cas commence lorsque le chargé de séance décide de démarrer un live</text:span></text:span></text:p>
        </text:list-item>
        <text:list-item>
          <text:p text:style-name="P80"><text:span text:style-name="T3">Scénario nominal :</text:span></text:p>
        </text:list-item>
      </text:list>
      <text:list xml:id="list9092536726198924348" text:style-name="L8">
        <text:list-item>
          <text:p text:style-name="P67"><text:span text:style-name="T4">Le chargé de séance connecte via le Wi-Fi les caméras destiné à la capture vidéo</text:span></text:p>
        </text:list-item>
        <text:list-item>
          <text:p text:style-name="P63">Le système affiche la liste des caméras connectée et affiche leur point de vue</text:p>
        </text:list-item>
        <text:list-item>
          <text:p text:style-name="P63">Le système réclame la configuration du cooldown du chat et l'activation de l’enregistrement pour la rediffusion</text:p>
        </text:list-item>
        <text:list-item>
          <text:p text:style-name="P63">Le chargé de séance entre la valeur du cooldown et active l'enregistrement</text:p>
        </text:list-item>
        <text:list-item>
          <text:p text:style-name="P63">Le système un live en le classant par rapport au chargé de séance, participants à la séance ainsi que la date et l'horaire de la séance</text:p>
        </text:list-item>
        <text:list-item>
          <text:p text:style-name="P63">Le système transmet alors à tous les spectateurs les flux vidéos, lance un chat avec le cool down configuré et garde en mémoire les flux vidéos transmit</text:p>
        </text:list-item>
        <text:list-item>
          <text:p text:style-name="P63">Le système affiche le chat à tous les participants à la séance et le rafraîchit à chaque nouveaux post</text:p>
        </text:list-item>
        <text:list-item>
          <text:p text:style-name="P63">Le chargé de séance arrête le live</text:p>
        </text:list-item>
        <text:list-item>
          <text:p text:style-name="P63">Le système stoppe la capture d'image, la transmission et le chat, convertit l'enregistrement en vidéo et la propose en rediffusion.</text:p>
        </text:list-item>
        <text:list-item>
          <text:p text:style-name="P108">Fin du cas d'utilisation.</text:p>
        </text:list-item>
      </text:list>
      <text:list xml:id="list1850850569335513407" text:style-name="L38">
        <text:list-item>
          <text:p text:style-name="P121"><text:span text:style-name="Police_20_par_20_défaut"><text:span text:style-name="T3">Post-condition :</text:span></text:span><text:span text:style-name="Police_20_par_20_défaut"><text:span text:style-name="T4"> la séance a été filmée, et le flux vidéo a été transmis en direct via l'application</text:span></text:span></text:p>
        </text:list-item>
        <text:list-item>
          <text:p text:style-name="P81"><text:span text:style-name="T3">Scénario alternatif :</text:span></text:p>
        </text:list-item>
      </text:list>
      <text:p text:style-name="P86">4.a [Le chargé de séance n'active pas l'enregistrement]</text:p>
      <text:p text:style-name="P87"><text:tab/>4.a.1 Le système prévient l'utilisateur qu'il n'a pas activé l'enregistrement</text:p>
      <text:p text:style-name="P87"><text:tab/>4.a.2 Fin du cas d'utilisation</text:p>
      <text:p text:style-name="P87">7.a [Le nombre de spectateur utilisant le chat est trop grand pour pouvoir lire le chat de manière fluide]</text:p>
      <text:p text:style-name="P87"><text:tab/>7.a.1 Le chargé de séance augmente le cooldown</text:p>
      <text:p text:style-name="P87"><text:tab/>7.a.2 Le système diminue la fréquence maximale d’envoi de message dans le chat et le rends plus fluide</text:p>
      <text:p text:style-name="P87"><text:tab/>7.a.3 Fin du cas d'utilisation</text:p>
      <text:p text:style-name="P87">7.b [Le nombre de spectateur utilisant le chat est trop petit pour pouvoir lire le chat de manière fluide]</text:p>
      <text:p text:style-name="P87"><text:tab/>7.b.1 Le chargé de séance diminue le cool-down</text:p>
      <text:p text:style-name="P87"><text:tab/>7.b.2 Le système diminue la fréquence maximale d’envoi de message dans le chat et le rends plus fluide</text:p>
      <text:p text:style-name="P87"><text:tab/>7.b.3 <text:s/>Fin du cas d'utilisation</text:p>
      <text:p text:style-name="P87">8.a [Le chargé de séance oublie d’arrêter le live, et la séance se termine]</text:p>
      <text:p text:style-name="P87"><text:tab/>8.a.1 Le système stoppe la capture d'image, la transmission et le chat, convertit l'enregistrement en vidéo et la propose en rediffusion, sans la demande du chargé de séance.</text:p>
      <text:p text:style-name="P87"><text:tab/>8.a.2 <text:s/>Fin du cas d'utilisation</text:p>
      <text:list xml:id="list3917392956910000302" text:style-name="L39">
        <text:list-item>
          <text:p text:style-name="P104"><text:span text:style-name="Police_20_par_20_défaut"><text:span text:style-name="T6">Nom :</text:span></text:span><text:span text:style-name="Police_20_par_20_défaut"><text:span text:style-name="T7"> </text:span></text:span><text:span text:style-name="Police_20_par_20_défaut"><text:span text:style-name="T11">Planifier une séance</text:span></text:span></text:p>
        </text:list-item>
        <text:list-item>
          <text:p text:style-name="P82"><text:span text:style-name="Police_20_par_20_défaut"><text:span text:style-name="T3">But :</text:span></text:span><text:span text:style-name="Police_20_par_20_défaut"><text:span text:style-name="T4"> Un chargé de séance planifie une séance</text:span></text:span></text:p>
        </text:list-item>
        <text:list-item>
          <text:p text:style-name="P82"><text:span text:style-name="Police_20_par_20_défaut"><text:span text:style-name="T3">Acteur principal :</text:span></text:span><text:span text:style-name="Police_20_par_20_défaut"><text:span text:style-name="T4"> Chargé de séance</text:span></text:span></text:p>
        </text:list-item>
        <text:list-item>
          <text:p text:style-name="P82"><text:span text:style-name="Police_20_par_20_défaut"><text:span text:style-name="T3">Précondition :</text:span></text:span><text:span text:style-name="Police_20_par_20_défaut"><text:span text:style-name="T4"> Le chargé de séance est connecté à sa session</text:span></text:span></text:p>
        </text:list-item>
        <text:list-item>
          <text:p text:style-name="P122"><text:span text:style-name="Police_20_par_20_défaut"><text:span text:style-name="T3">Déclenchement :</text:span></text:span><text:span text:style-name="Police_20_par_20_défaut"><text:span text:style-name="T4"> Le cas commence lorsque le chargé de séance accède au planning</text:span></text:span></text:p>
        </text:list-item>
        <text:list-item>
          <text:p text:style-name="P82"><text:span text:style-name="T3">Scénario nominal :</text:span></text:p>
        </text:list-item>
      </text:list>
      <text:list xml:id="list5054097109212064896" text:style-name="L9">
        <text:list-item>
          <text:p text:style-name="P68"><text:span text:style-name="T4">Le chargé de séance clique sur le lien « Planning »</text:span></text:p>
        </text:list-item>
        <text:list-item>
          <text:p text:style-name="P64">Le système construit la page des plannings</text:p>
        </text:list-item>
        <text:list-item>
          <text:p text:style-name="P64">Le système affiche la page des plannings</text:p>
        </text:list-item>
        <text:list-item>
          <text:p text:style-name="P64">Le chargé de séance sélectionne un jour et un horaire pour la séance</text:p>
        </text:list-item>
        <text:list-item>
          <text:p text:style-name="P64">Le système affiche les champs à remplir</text:p>
        </text:list-item>
        <text:list-item>
          <text:p text:style-name="P64">Le chargé de séance remplit les champs du formulaire et valide</text:p>
        </text:list-item>
        <text:list-item>
          <text:p text:style-name="P64">Le système vérifie la disponibilité des horaires et des chargés de séance</text:p>
        </text:list-item>
        <text:list-item>
          <text:p text:style-name="P64">Le système demande confirmation</text:p>
        </text:list-item>
        <text:list-item>
          <text:p text:style-name="P64">Le chargé de séance confirme</text:p>
        </text:list-item>
        <text:list-item>
          <text:p text:style-name="P64">Le système créer une nouvelle séance aux horaires indiqués</text:p>
        </text:list-item>
        <text:list-item>
          <text:p text:style-name="P64">Le chargé de séance ferme le planning</text:p>
        </text:list-item>
        <text:list-item>
          <text:p text:style-name="P109">Fin du cas d'utilisation</text:p>
        </text:list-item>
      </text:list>
      <text:list xml:id="list577665831083925251" text:style-name="L40">
        <text:list-item>
          <text:p text:style-name="P123"><text:span text:style-name="Police_20_par_20_défaut"><text:span text:style-name="T3">Post-condition :</text:span></text:span><text:span text:style-name="Police_20_par_20_défaut"><text:span text:style-name="T4"> Le chargé de séance a planifié une séance</text:span></text:span></text:p>
        </text:list-item>
        <text:list-item>
          <text:p text:style-name="P83"><text:span text:style-name="T3">Scénario alternatif :</text:span></text:p>
        </text:list-item>
      </text:list>
      <text:p text:style-name="P86">5.a [Les horaires ou chargés de séance ne sont pas disponibles]</text:p>
      <text:p text:style-name="P94"><text:tab/>5.a.1 Le système affiche un message indiquant que les horaires ou le chargé de séance ne sont pas disponibles.</text:p>
      <text:p text:style-name="P86"><text:tab/>5.a.2 Retour en 1</text:p>
      <text:p text:style-name="P87">7.a [Le chargé de séance ne confirme pas la planification de la séance]</text:p>
      <text:p text:style-name="P87"><text:tab/>7.a.1 <text:s/>Le chargé de séance clique sur le bouton « Annuler »</text:p>
      <text:p text:style-name="P88"><text:tab/>7.a.2 Retour en 1</text:p>
      <text:list xml:id="list9149372348781272320" text:style-name="L41">
        <text:list-item>
          <text:p text:style-name="P99"><text:span text:style-name="Police_20_par_20_défaut"><text:span text:style-name="T6">Nom :</text:span></text:span><text:span text:style-name="Police_20_par_20_défaut"><text:span text:style-name="T7"> </text:span></text:span><text:span text:style-name="Police_20_par_20_défaut"><text:span text:style-name="T11">Consulter la boite à idées</text:span></text:span></text:p>
        </text:list-item>
        <text:list-item>
          <text:p text:style-name="P84"><text:span text:style-name="Police_20_par_20_défaut"><text:span text:style-name="T3">But :</text:span></text:span><text:span text:style-name="Police_20_par_20_défaut"><text:span text:style-name="T4"> Voir la totalité des idées</text:span></text:span></text:p>
        </text:list-item>
        <text:list-item>
          <text:p text:style-name="P84"><text:span text:style-name="Police_20_par_20_défaut"><text:span text:style-name="T3">Acteur principal :</text:span></text:span><text:span text:style-name="Police_20_par_20_défaut"><text:span text:style-name="T4"> Utilisateur</text:span></text:span></text:p>
        </text:list-item>
        <text:list-item>
          <text:p text:style-name="P84"><text:span text:style-name="Police_20_par_20_défaut"><text:span text:style-name="T3">Précondition :</text:span></text:span><text:span text:style-name="Police_20_par_20_défaut"><text:span text:style-name="T4"> /</text:span></text:span></text:p>
        </text:list-item>
        <text:list-item>
          <text:p text:style-name="P124"><text:span text:style-name="Police_20_par_20_défaut"><text:span text:style-name="T3">Déclenchement :</text:span></text:span><text:span text:style-name="Police_20_par_20_défaut"><text:span text:style-name="T4"> L’utilisateur souhaite consulter la boite à idées</text:span></text:span></text:p>
        </text:list-item>
        <text:list-item>
          <text:p text:style-name="P84"><text:span text:style-name="T3">Scénario nominal :</text:span></text:p>
        </text:list-item>
      </text:list>
      <text:list xml:id="list8667271758259187016" text:style-name="L10">
        <text:list-item>
          <text:p text:style-name="P69"><text:span text:style-name="T4">L’utilisateur clique sur le lien « Boite à idées »</text:span></text:p>
        </text:list-item>
        <text:list-item>
          <text:p text:style-name="P65">Le système construite la page des idées</text:p>
        </text:list-item>
        <text:list-item>
          <text:p text:style-name="P65">Le système affiche la liste des idées avec leur appréciation, en encadrant en vert celles qui sont validées et en rouges, celles qui sont refusées.</text:p>
        </text:list-item>
        <text:list-item>
          <text:p text:style-name="P110">Fin du cas d'utilisation</text:p>
        </text:list-item>
      </text:list>
      <text:list xml:id="list6661149949901412499" text:style-name="L42">
        <text:list-item>
          <text:p text:style-name="P125"><text:span text:style-name="Police_20_par_20_défaut"><text:span text:style-name="T3">Post-condition :</text:span></text:span><text:span text:style-name="Police_20_par_20_défaut"><text:span text:style-name="T4"> L'utilisateur a consulté la boite à idées</text:span></text:span></text:p>
        </text:list-item>
        <text:list-item>
          <text:p text:style-name="P85"><text:span text:style-name="T3">Scénario alternatif :</text:span></text:p>
        </text:list-item>
      </text:list>
      <text:p text:style-name="P86">1.a [La liste est vide]</text:p>
      <text:p text:style-name="P87"><text:tab/>1.a.1 Le système indique qu'il n'y a pas ou plus d'idées.</text:p>
      <text:p text:style-name="P89"><text:span text:style-name="T4"><text:tab/>1.a.2 Fin du cas d'utilisa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orphans="0" fo:widows="0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wiss" style:font-size-complex="12pt" style:language-complex="hi" style:country-complex="IN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353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meta:initial-creator>user</meta:initial-creator>
    <meta:creation-date>2015-11-06T14:37:00Z</meta:creation-date>
    <dc:date>2015-11-06T19:27:13.167635895</dc:date>
    <meta:editing-cycles>16</meta:editing-cycles>
    <meta:editing-duration>PT27M19S</meta:editing-duration>
    <meta:document-statistic meta:table-count="0" meta:image-count="0" meta:object-count="0" meta:page-count="11" meta:paragraph-count="306" meta:word-count="2734" meta:character-count="15183" meta:non-whitespace-character-count="12879"/>
    <meta:template xlink:type="simple" xlink:actuate="onRequest" xlink:title="" xlink:href="Normal.dotm"/>
  </office:meta>
</office:document-meta>
</file>